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HG Mincho Light J" svg:font-family="'HG Mincho Light J', msmincho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Grassetto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style:font-size-asian="6pt" style:font-style-asian="normal" style:font-size-complex="6pt" style:font-style-complex="normal"/>
    </style:style>
    <style:style style:name="P2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style:font-name-asian="Times New Roman" style:font-size-asian="6pt" style:font-style-asian="normal" style:font-size-complex="6pt" style:font-style-complex="normal"/>
    </style:style>
    <style:style style:name="P3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style:text-underline-style="solid" style:text-underline-width="auto" style:text-underline-color="font-color" style:font-size-asian="6pt" style:font-style-asian="normal" style:font-size-complex="6pt" style:font-style-complex="normal"/>
    </style:style>
    <style:style style:name="P4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style:text-underline-style="solid" style:text-underline-width="auto" style:text-underline-color="font-color" style:font-name-asian="Times New Roman" style:font-size-asian="6pt" style:font-style-asian="normal" style:font-size-complex="6pt" style:font-style-complex="normal"/>
    </style:style>
    <style:style style:name="P5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style:text-underline-style="none" style:font-name-asian="Times New Roman" style:font-size-asian="6pt" style:font-style-asian="normal" style:font-size-complex="6pt" style:font-style-complex="normal"/>
    </style:style>
    <style:style style:name="P6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style:text-underline-style="none" fo:font-weight="normal" style:font-name-asian="Times New Roman" style:font-size-asian="6pt" style:font-style-asian="normal" style:font-weight-asian="normal" style:font-size-complex="6pt" style:font-style-complex="normal" style:font-weight-complex="normal"/>
    </style:style>
    <style:style style:name="P7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style:text-underline-style="none" fo:font-weight="bold" style:font-name-asian="Times New Roman" style:font-size-asian="6pt" style:font-style-asian="normal" style:font-weight-asian="bold" style:font-size-complex="6pt" style:font-style-complex="normal" style:font-weight-complex="bold"/>
    </style:style>
    <style:style style:name="P8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9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fo:font-weight="normal" style:font-name-asian="Times New Roman" style:font-size-asian="6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fo:font-weight="bold" style:font-name-asian="Times New Roman" style:font-size-asian="6pt" style:font-style-asian="normal" style:font-weight-asian="bold" style:font-size-complex="6pt" style:font-style-complex="normal" style:font-weight-complex="bold"/>
    </style:style>
    <style:style style:name="P11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2" style:family="paragraph" style:parent-style-name="Standard">
      <style:paragraph-properties fo:margin-top="0cm" fo:margin-bottom="0cm" style:line-height-at-least="0cm"/>
      <style:text-properties style:font-name="Bitstream Vera Sans1" fo:font-size="6pt" fo:font-style="italic" style:font-size-asian="6pt" style:font-style-asian="italic" style:font-size-complex="6pt" style:font-style-complex="italic"/>
    </style:style>
    <style:style style:name="P13" style:family="paragraph" style:parent-style-name="Standard">
      <style:paragraph-properties fo:margin-top="0cm" fo:margin-bottom="0cm" style:line-height-at-least="0cm"/>
      <style:text-properties style:text-position="0% 100%" style:font-name="Bitstream Vera Sans1" fo:font-size="6pt" fo:font-style="normal" fo:font-weight="normal" style:font-name-asian="Times New Roman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Standard">
      <style:paragraph-properties fo:margin-top="0cm" fo:margin-bottom="0cm" style:line-height-at-least="0cm"/>
      <style:text-properties style:text-position="0% 100%" style:font-name="Bitstream Vera Sans1" fo:font-size="6pt" fo:font-style="normal" style:font-name-asian="Times New Roman" style:font-size-asian="6pt" style:font-style-asian="normal" style:font-size-complex="6pt" style:font-style-complex="normal"/>
    </style:style>
    <style:style style:name="P15" style:family="paragraph" style:parent-style-name="Standard">
      <style:paragraph-properties fo:margin-top="0cm" fo:margin-bottom="0cm" style:line-height-at-least="0cm"/>
      <style:text-properties style:text-position="0% 100%" style:font-name="Bitstream Vera Sans1" fo:font-size="6pt" fo:font-style="normal" fo:font-weight="bold" style:font-name-asian="Times New Roman" style:font-size-asian="6pt" style:font-style-asian="normal" style:font-weight-asian="bold" style:font-size-complex="6pt" style:font-style-complex="normal" style:font-weight-complex="bold"/>
    </style:style>
    <style:style style:name="P16" style:family="paragraph" style:parent-style-name="Standard">
      <style:paragraph-properties fo:margin-top="0cm" fo:margin-bottom="0cm" style:line-height-at-least="0cm" fo:background-color="#ffffff">
        <style:background-image/>
      </style:paragraph-properties>
      <style:text-properties style:font-name="Bitstream Vera Sans1" fo:font-size="6pt" fo:font-style="normal" fo:font-weight="normal" style:font-name-asian="Times New Roman" style:font-size-asian="6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margin-top="0cm" fo:margin-bottom="0cm" style:line-height-at-least="0cm" fo:background-color="#ffffff">
        <style:background-image/>
      </style:paragraph-properties>
      <style:text-properties style:font-name="Bitstream Vera Sans1" fo:font-size="6pt" fo:font-style="normal" fo:font-weight="bold" style:font-name-asian="Times New Roman" style:font-size-asian="6pt" style:font-style-asian="normal" style:font-weight-asian="bold" style:font-size-complex="6pt" style:font-style-complex="normal" style:font-weight-complex="bold"/>
    </style:style>
    <style:style style:name="P18" style:family="paragraph" style:parent-style-name="Bigliettino_20_-_20_Corpo_20_testo">
      <style:paragraph-properties fo:background-color="#ffffff">
        <style:background-image/>
      </style:paragraph-properties>
      <style:text-properties style:font-name="Bitstream Vera Sans1" fo:font-size="6pt" fo:font-style="normal" fo:font-weight="normal" style:font-name-asian="Times New Roman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Bigliettino_20_-_20_Corpo_20_testo">
      <style:paragraph-properties fo:background-color="#ffffff">
        <style:background-image/>
      </style:paragraph-properties>
      <style:text-properties style:font-name="Bitstream Vera Sans1" fo:font-size="6pt" fo:font-style="normal" style:text-underline-style="solid" style:text-underline-width="auto" style:text-underline-color="font-color" fo:font-weight="normal" style:font-name-asian="Times New Roman" style:font-size-asian="6pt" style:font-style-asian="normal" style:font-weight-asian="normal" style:font-size-complex="6pt" style:font-style-complex="normal" style:font-weight-complex="normal"/>
    </style:style>
    <style:style style:name="P20" style:family="paragraph" style:parent-style-name="Bigliettino_20_-_20_Intestazione_20_2">
      <style:paragraph-properties fo:background-color="#ffffff">
        <style:background-image/>
      </style:paragraph-properties>
      <style:text-properties style:font-name-asian="Times New Roman"/>
    </style:style>
    <style:style style:name="P21" style:family="paragraph" style:parent-style-name="Bigliettino_20_-_20_Intestazione_20_1">
      <style:text-properties style:text-position="0% 100%"/>
    </style:style>
    <style:style style:name="P22" style:family="paragraph" style:parent-style-name="Table_20_Contents">
      <style:text-properties fo:font-size="6pt" style:font-size-asian="6pt" style:font-size-complex="6pt"/>
    </style:style>
    <style:style style:name="P23" style:family="paragraph" style:parent-style-name="Table_20_Contents">
      <style:text-properties style:text-position="0% 100%" fo:font-size="6pt" style:font-size-asian="6pt" style:font-size-complex="6pt"/>
    </style:style>
    <style:style style:name="P24" style:family="paragraph" style:parent-style-name="Standard" style:master-page-name="Standard">
      <style:paragraph-properties fo:margin-top="0cm" fo:margin-bottom="0cm" style:line-height-at-least="0cm" style:page-number="auto"/>
      <style:text-properties style:font-name="Bitstream Vera Sans1" fo:font-size="6pt" fo:font-style="normal" style:font-size-asian="6pt" style:font-style-asian="normal" style:font-size-complex="6pt" style:font-style-complex="normal"/>
    </style:style>
    <style:style style:name="P25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style:text-underline-style="none" fo:font-weight="bold" style:font-name-asian="Times New Roman" style:font-size-asian="6pt" style:font-style-asian="normal" style:font-weight-asian="bold" style:font-size-complex="6pt" style:font-style-complex="normal" style:font-weight-complex="bold"/>
    </style:style>
    <style:style style:name="P26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fo:font-weight="bold" style:font-name-asian="Times New Roman" style:font-size-asian="6pt" style:font-style-asian="normal" style:font-weight-asian="bold" style:font-size-complex="6pt" style:font-style-complex="normal" style:font-weight-complex="bold"/>
    </style:style>
    <style:style style:name="P27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28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style:font-name-asian="Times New Roman" style:font-size-asian="6pt" style:font-style-asian="normal" style:font-size-complex="6pt" style:font-style-complex="normal"/>
    </style:style>
    <style:style style:name="P29" style:family="paragraph" style:parent-style-name="Standard">
      <style:paragraph-properties fo:margin-top="0cm" fo:margin-bottom="0cm" style:line-height-at-least="0cm"/>
      <style:text-properties style:font-name="Bitstream Vera Sans1" fo:font-size="6pt" fo:font-style="normal" style:font-size-asian="6pt" style:font-style-asian="normal" style:font-size-complex="6pt" style:font-style-complex="normal"/>
    </style:style>
    <style:style style:name="P30" style:family="paragraph" style:parent-style-name="Standard">
      <style:paragraph-properties fo:margin-top="0cm" fo:margin-bottom="0cm" style:line-height-at-least="0cm"/>
      <style:text-properties style:font-name="Bitstream Vera Sans1" fo:font-size="6pt" fo:font-style="italic" style:font-name-asian="Times New Roman" style:font-size-asian="6pt" style:font-style-asian="italic" style:font-size-complex="6pt" style:font-style-complex="italic"/>
    </style:style>
    <style:style style:name="P31" style:family="paragraph" style:parent-style-name="Standard">
      <style:paragraph-properties fo:margin-top="0cm" fo:margin-bottom="0cm" style:line-height-at-least="0cm"/>
      <style:text-properties style:text-position="0% 100%" style:font-name="Bitstream Vera Sans1" fo:font-size="6pt" fo:font-style="italic" fo:font-weight="normal" style:font-name-asian="Times New Roman" style:font-size-asian="6pt" style:font-style-asian="italic" style:font-weight-asian="normal" style:font-size-complex="6pt" style:font-style-complex="italic" style:font-weight-complex="normal"/>
    </style:style>
    <style:style style:name="P32" style:family="paragraph" style:parent-style-name="Standard" style:list-style-name="L1">
      <style:paragraph-properties fo:margin-top="0cm" fo:margin-bottom="0cm" style:line-height-at-least="0cm"/>
      <style:text-properties style:text-position="0% 100%" style:font-name="Bitstream Vera Sans1" fo:font-size="6pt" fo:font-style="italic" fo:font-weight="normal" style:font-name-asian="Times New Roman" style:font-size-asian="6pt" style:font-style-asian="italic" style:font-weight-asian="normal" style:font-size-complex="6pt" style:font-style-complex="italic" style:font-weight-complex="normal"/>
    </style:style>
    <style:style style:name="P33" style:family="paragraph" style:parent-style-name="Standard">
      <style:paragraph-properties fo:margin-top="0cm" fo:margin-bottom="0cm" style:line-height-at-least="0cm"/>
      <style:text-properties style:text-position="0% 100%" style:font-name="Bitstream Vera Sans1" fo:font-size="6pt" fo:font-style="italic" fo:font-weight="bold" style:font-name-asian="Times New Roman" style:font-size-asian="6pt" style:font-style-asian="italic" style:font-weight-asian="bold" style:font-size-complex="6pt" style:font-style-complex="italic" style:font-weight-complex="bold"/>
    </style:style>
    <style:style style:name="P34" style:family="paragraph" style:parent-style-name="Standard">
      <style:paragraph-properties fo:margin-top="0cm" fo:margin-bottom="0cm" style:line-height-at-least="0cm"/>
      <style:text-properties style:text-position="0% 100%" style:font-name="Bitstream Vera Sans1" fo:font-size="6pt" fo:font-style="normal" fo:font-weight="bold" style:font-name-asian="Times New Roman" style:font-size-asian="6pt" style:font-style-asian="normal" style:font-weight-asian="bold" style:font-size-complex="6pt" style:font-style-complex="normal" style:font-weight-complex="bold"/>
    </style:style>
    <style:style style:name="P35" style:family="paragraph" style:parent-style-name="Standard">
      <style:paragraph-properties fo:margin-top="0cm" fo:margin-bottom="0cm" style:line-height-at-least="0cm"/>
      <style:text-properties style:text-position="0% 100%" style:font-name="Bitstream Vera Sans1" fo:font-size="6pt" fo:font-style="normal" fo:font-weight="normal" style:font-name-asian="Times New Roman" style:font-size-asian="6pt" style:font-style-asian="normal" style:font-weight-asian="normal" style:font-size-complex="6pt" style:font-style-complex="normal" style:font-weight-complex="normal"/>
    </style:style>
    <style:style style:name="P36" style:family="paragraph" style:parent-style-name="Standard" style:list-style-name="L1">
      <style:paragraph-properties fo:margin-top="0cm" fo:margin-bottom="0cm" style:line-height-at-least="0cm"/>
      <style:text-properties style:text-position="0% 100%" style:font-name="Bitstream Vera Sans1" fo:font-size="6pt" fo:font-style="normal" fo:font-weight="normal" style:font-name-asian="Times New Roman" style:font-size-asian="6pt" style:font-style-asian="normal" style:font-weight-asian="normal" style:font-size-complex="6pt" style:font-style-complex="normal" style:font-weight-complex="normal"/>
    </style:style>
    <style:style style:name="P37" style:family="paragraph" style:parent-style-name="Standard">
      <style:paragraph-properties fo:margin-top="0cm" fo:margin-bottom="0cm" style:line-height-at-least="0cm"/>
      <style:text-properties style:text-position="0% 100%" style:font-name="Bitstream Vera Sans1" fo:font-size="6pt" fo:font-style="normal" style:font-size-asian="6pt" style:font-style-asian="normal" style:font-size-complex="6pt" style:font-style-complex="normal"/>
    </style:style>
    <style:style style:name="P38" style:family="paragraph" style:parent-style-name="Standard">
      <style:paragraph-properties fo:margin-top="0cm" fo:margin-bottom="0cm" style:line-height-at-least="0cm"/>
      <style:text-properties style:text-position="super 58%" style:font-name="Bitstream Vera Sans1" fo:font-size="6pt" fo:font-style="italic" style:font-name-asian="Times New Roman" style:font-size-asian="6pt" style:font-style-asian="italic" style:font-size-complex="6pt" style:font-style-complex="italic"/>
    </style:style>
    <style:style style:name="P39" style:family="paragraph" style:parent-style-name="Standard">
      <style:paragraph-properties fo:margin-top="0cm" fo:margin-bottom="0cm" style:line-height-at-least="0cm"/>
      <style:text-properties fo:font-size="6pt" style:font-size-asian="6pt" style:font-size-complex="6pt"/>
    </style:style>
    <style:style style:name="P40" style:family="paragraph" style:parent-style-name="Bigliettino_20_-_20_Intestazione_20_2">
      <style:text-properties style:text-underline-style="none" style:font-name-asian="Times New Roman"/>
    </style:style>
    <style:style style:name="P41" style:family="paragraph" style:parent-style-name="Bigliettino_20_-_20_Corpo_20_testo">
      <style:text-properties style:text-underline-style="none" style:font-name-asian="Times New Roman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-asian="Times New Roman"/>
    </style:style>
    <style:style style:name="T3" style:family="text">
      <style:text-properties style:text-position="sub 58%" fo:language="en" fo:country="US" style:font-name-asian="Times New Roman"/>
    </style:style>
    <style:style style:name="T4" style:family="text">
      <style:text-properties style:text-position="sub 58%" style:text-underline-style="none" style:font-name-asian="Times New Roman"/>
    </style:style>
    <style:style style:name="T5" style:family="text">
      <style:text-properties style:text-position="sub 58%" fo:font-style="italic" style:font-name-asian="Times New Roman" style:font-style-asian="italic" style:font-style-complex="italic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fo:font-weight="normal" style:font-name-asian="Times New Roman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-asian="Times New Roman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style:font-name-asian="Times New Roman" style:font-weight-asian="bold" style:font-weight-complex="bold"/>
    </style:style>
    <style:style style:name="T14" style:family="text">
      <style:text-properties style:text-underline-style="none" style:font-name-asian="Times New Roman"/>
    </style:style>
    <style:style style:name="T15" style:family="text">
      <style:text-properties style:text-line-through-style="none" style:text-underline-style="none" fo:font-weight="bold" style:font-name-asian="Times New Roman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style:font-name-asian="Times New Roman"/>
    </style:style>
    <style:style style:name="T18" style:family="text"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T19" style:family="text">
      <style:text-properties style:font-name-asian="Times New Roman"/>
    </style:style>
    <style:style style:name="T20" style:family="text">
      <style:text-properties fo:language="en" fo:country="US"/>
    </style:style>
    <style:style style:name="T21" style:family="text">
      <style:text-properties fo:language="en" fo:country="US" style:font-name-asian="Times New Roman"/>
    </style:style>
    <style:style style:name="T22" style:family="text">
      <style:text-properties fo:language="en" fo:country="US" fo:font-weight="bold" style:font-name-asian="Times New Roman" style:font-weight-asian="bold" style:font-weight-complex="bold"/>
    </style:style>
    <style:style style:name="T23" style:family="text">
      <style:text-properties style:text-position="0% 100%"/>
    </style:style>
    <style:style style:name="T24" style:family="text">
      <style:text-properties style:text-position="0% 100%" style:font-name-asian="Times New Roman"/>
    </style:style>
    <style:style style:name="T25" style:family="text">
      <style:text-properties style:text-position="0% 100%" fo:font-style="italic" style:font-name-asian="Times New Roman" style:font-style-asian="italic" style:font-style-complex="italic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0% 100%" fo:font-weight="bold" style:font-weight-asian="bold" style:font-weight-complex="bold"/>
    </style:style>
    <style:style style:name="T28" style:family="text">
      <style:text-properties fo:font-weight="bold"/>
    </style:style>
    <style:style style:name="T29" style:family="text">
      <style:text-properties fo:font-weight="bold" style:font-name-asian="Times New Roman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style:font-name-asian="Times New Roman" style:font-weight-asian="normal" style:font-weight-complex="normal"/>
    </style:style>
    <style:style style:name="T34" style:family="text">
      <style:text-properties fo:font-style="italic" style:font-name-asian="Times New Roman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text-underline-style="none" style:font-name-asian="Times New Roman" style:font-style-asian="italic" style:font-style-complex="italic"/>
    </style:style>
    <style:style style:name="T37" style:family="text">
      <style:text-properties fo:font-style="italic" style:text-underline-style="none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normal" style:text-underline-style="none" style:font-name-asian="Times New Roman" style:font-style-asian="normal" style:font-style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weight-asian="bold"/>
    </style:style>
    <style:style style:name="T45" style:family="text">
      <style:text-properties style:font-weight-complex="bold"/>
    </style:style>
    <style:style style:name="T46" style:family="text">
      <style:text-properties style:font-weight-asian="normal"/>
    </style:style>
    <style:style style:name="T47" style:family="text">
      <style:text-properties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>
        <style:background-image/>
      </style:graphic-properties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7cm" fo:text-indent="-0.18cm" fo:margin-left="0.3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2">GRAFI NON ORIENTATI:</text:span> G=(V,E). <draw:frame draw:style-name="fr1" draw:name="Object2" text:anchor-type="as-char" svg:width="2.09cm" svg:height="0.243cm" draw:z-index="38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<text:span text:style-name="T12">CAMMINO</text:span>: sequenza di vertici x<text:span text:style-name="T1">1</text:span>,x<text:span text:style-name="T1">2</text:span>,...,x<text:span text:style-name="T1">n </text:span>distinti e collegati al successivo.</text:p>
      <text:p text:style-name="P1"><text:span text:style-name="T13">CIRCUITO</text:span><text:span text:style-name="T19">: cammino in cui il vertice di partenza e di arrivo coincidono.</text:span></text:p>
      <text:p text:style-name="P11"><text:span text:style-name="T14">GRAFO CONNESSO: </text:span><text:span text:style-name="T33">esiste sempre un cammino che collega v</text:span><text:span text:style-name="T7">i</text:span><text:span text:style-name="T33"> a v</text:span><text:span text:style-name="T7">j <text:s/></text:span></text:p>
      <text:p text:style-name="P8"><text:span text:style-name="T13">GRAFO COMPLETO</text:span><text:span text:style-name="T14"> (K</text:span><text:span text:style-name="T4">n</text:span><text:span text:style-name="T14">)</text:span><text:span text:style-name="T19">: Ogni vertice è adiacente a tutti gli altri.</text:span><text:span text:style-name="T19"><draw:frame draw:style-name="fr1" draw:name="Object3" text:anchor-type="as-char" svg:width="1.528cm" svg:height="0.245cm" draw:z-index="42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8"><text:span text:style-name="T29">BIPARTITO COMPLETO:</text:span><text:span text:style-name="T19"> K</text:span><text:span text:style-name="T2">r,s</text:span></text:p>
      <text:p text:style-name="P7">MODALITÀ DI RAPPRESENTAZIONE</text:p>
      <text:p text:style-name="P8"><text:span text:style-name="T17">Matrice di adiacenza</text:span><text:span text:style-name="T14">: (quadrata |V|x|V|, in posizione (i,j) inserisco 1 se esiste un arco che congiunge i vertici </text:span><text:span text:style-name="T36">i,j</text:span><text:span text:style-name="T14">.</text:span></text:p>
      <text:p text:style-name="P8"><text:span text:style-name="T17">Matrice di incidenza</text:span><text:span text:style-name="T14">: dim. |V|x|E|</text:span><text:span text:style-name="T14"><draw:frame draw:style-name="fr1" draw:name="Object6" text:anchor-type="as-char" svg:width="5.073cm" svg:height="0.266cm" draw:z-index="4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7">SOTTOGRAFO</text:p>
      <text:p text:style-name="P6">È un grafo formato da un sottoinsieme di vertici di un grafo più grande. Se due grafi sono isomorfi, lo sono anche i corrispondenti sottografi.</text:p>
      <text:p text:style-name="P6"><draw:frame draw:style-name="fr2" draw:name="Object7" text:anchor-type="as-char" svg:width="6.853cm" svg:height="0.279cm" draw:z-index="3"><draw:object xlink:href="./Object 25" xlink:type="simple" xlink:show="embed" xlink:actuate="onLoad"/><draw:image xlink:href="./ObjectReplacements/Object 25" xlink:type="simple" xlink:show="embed" xlink:actuate="onLoad"/></draw:frame></text:p>
      <text:p text:style-name="P1"><text:span text:style-name="T19">G’ è </text:span><text:span text:style-name="T29">SOTTOGRAFO INDOTTO</text:span><text:span text:style-name="T19"> di G se: 1) è sottografo; 2) </text:span><text:span text:style-name="T19"><draw:frame draw:style-name="fr2" draw:name="Oggetto19" text:anchor-type="as-char" svg:width="1.958cm" svg:height="0.25cm" draw:z-index="4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0">ISOMORFISMO</text:p>
      <text:p text:style-name="P1"><text:span text:style-name="T19">G1 e G2 sono </text:span><text:span text:style-name="T17">ISOMORFI</text:span><text:span text:style-name="T19"> se esiste una corrispondenza biettiva tra l'insieme dei vertici di G1 e quelli di G2, di modo che ogni coppia di vertici è adiacente in G1, se e solo se c'è una corrispondente coppia di vertici che sono adiacenti in G2.</text:span></text:p>
      <text:p text:style-name="P2"><text:span text:style-name="T16">Proprietà</text:span>: 1) stesso num di vertici. 2) stesso num di spigoli. 3) stesso numero di vertici con lo stesso grado. 4) stessi sottografi indotti.</text:p>
      <text:p text:style-name="P10">GRAFO COMPLEMENTARE</text:p>
      <text:p text:style-name="P9">Sia G = (V, E) un grafo, il suo complementare G<text:span text:style-name="T8">c</text:span><text:span text:style-name="T23"> = (V, E</text:span><text:span text:style-name="T8">c</text:span><text:span text:style-name="T23">), dove E</text:span><text:span text:style-name="T8">c</text:span><text:span text:style-name="T23"> sono tutti gli archi che non sono in G. Se due grafi sono isomorfi lo sono anche i loro complementari.</text:span></text:p>
      <text:p text:style-name="P21">EDGE COUNTING</text:p>
      <text:p text:style-name="P13">In ogni grafo <draw:frame draw:style-name="fr2" draw:name="Oggetto15" text:anchor-type="as-char" svg:width="1.637cm" svg:height="0.291cm" draw:z-index="5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>Inoltre il numero dei vertici di grado dispari è pari.</text:p>
      <text:p text:style-name="P10">GRAFO BIPARTITO</text:p>
      <text:p text:style-name="P10"><draw:frame draw:style-name="fr1" draw:name="Object5" text:anchor-type="as-char" svg:width="2.907cm" svg:height="0.265cm" draw:z-index="6"><draw:object xlink:href="./Object 23" xlink:type="simple" xlink:show="embed" xlink:actuate="onLoad"/><draw:image xlink:href="./ObjectReplacements/Object 23" xlink:type="simple" xlink:show="embed" xlink:actuate="onLoad"/></draw:frame></text:p>
      <text:p text:style-name="P10"><draw:frame draw:style-name="fr1" draw:name="Object4" text:anchor-type="as-char" svg:width="8.747cm" svg:height="0.266cm" draw:z-index="7"><draw:object xlink:href="./Object 22" xlink:type="simple" xlink:show="embed" xlink:actuate="onLoad"/><draw:image xlink:href="./ObjectReplacements/Object 22" xlink:type="simple" xlink:show="embed" xlink:actuate="onLoad"/></draw:frame></text:p>
      <text:p text:style-name="P9">Un grafo è bipartito SSE tutti i circuiti presenti sono di lunghezza pari. </text:p>
      <text:p text:style-name="P17">GRAFO PLANARE</text:p>
      <text:p text:style-name="P16">Può essere disegnato in modo che non ci sia sovrapposizione di archi.</text:p>
      <text:p text:style-name="P16">Per trovare una rappresentazione planare di un grafo: 1)cerco un C.H. 2)disegno a cerchio 3)traccio gli spigoli mancanti.</text:p>
      <text:p text:style-name="P16">Il numero di regioni è uguale in tutte le rappresentazioni planari del grafo.</text:p>
      <text:p text:style-name="P20">FORMULA DI EULERO</text:p>
      <text:p text:style-name="P18">Se G è un grafo planare connesso, allora ogni sua rappresentazione piana ha r = e – v + 2 regioni.</text:p>
      <text:p text:style-name="P19">Corollario</text:p>
      <text:p text:style-name="P18">se G è connesso e planare, e&gt;1, allora e≤3v-6 (ma non viceversa!!!)</text:p>
      <text:p text:style-name="P18">se G è connesso, planare e bipartito, e&gt;1, allora e≤2v-4</text:p>
      <text:p text:style-name="Bigliettino_20_-_20_Intestazione_20_2">TEOREMA DI KURATOWSKI</text:p>
      <text:p text:style-name="P9">Un grafo è planare SSE non contiene una configurazione di <text:s/>K<text:span text:style-name="T1">3,3</text:span> o di K<text:span text:style-name="T1">5.</text:span></text:p>
      <text:p text:style-name="P40">TEOREMA DI EULERO</text:p>
      <text:p text:style-name="P41">un multigrafo non orientato è euleriano sse tutti i suoi nodi hanno grado pari</text:p>
      <text:p text:style-name="P39"><text:span text:style-name="T30">GRADO DI UNA REGIONE</text:span>: numero di gradi della frontiera. ∑gradi regione=2e≥3r</text:p>
      <text:p text:style-name="P2"><text:span text:style-name="T12">MULTIGRAFO:</text:span> è un grafo con spigoli paralleli e cappi</text:p>
      <text:p text:style-name="P2"><text:span text:style-name="T12">TRAIL</text:span>: è una sequenza di vertici x<text:span text:style-name="T1">1</text:span>,..,x<text:span text:style-name="T1">k</text:span>єV|(x<text:span text:style-name="T1">i</text:span>,x<text:span text:style-name="T1">i+1</text:span>)єE con x<text:span text:style-name="T1">1</text:span>,..,x<text:span text:style-name="T1">k</text:span> non necessariamente tutti distinti e (x<text:span text:style-name="T1">i</text:span>,x<text:span text:style-name="T1">i+1</text:span>) distinti.</text:p>
      <text:p text:style-name="P10">CICLO: <text:span text:style-name="T32">sequenza di archi connessi il cui vertice di partenza e fine coincidono, e un arco può apparire una sola volta. Un ciclo è un trail chiuso.</text:span></text:p>
      <text:p text:style-name="P10">CICLO DI EULERO: <text:span text:style-name="T32">Ciclo che contiene tutti gli archi del grafo e visita ogni vertice almeno una volta.</text:span></text:p>
      <text:p text:style-name="P10">TEOREMA<text:span text:style-name="T32">: un multigrafo ha un ciclo di Eulero SSE è connesso e ha tutti i vertici di grado pari.</text:span></text:p>
      <text:p text:style-name="P9"><text:span text:style-name="T16">Corollario</text:span>: un multigrafo ha un trail euleriano, ma non un ciclo di Eulero, SSE è connesso e ha esattamente 2 vertici di grado dispari.</text:p>
      <text:p text:style-name="P10"><text:span text:style-name="T11">TRAIL EULERIANO</text:span><text:span text:style-name="T32">: trail che contiene tutti gli spigoli esattamente una volta.</text:span></text:p>
      <text:p text:style-name="P2"><text:span text:style-name="T12">GRAFO EULERIANO</text:span><text:span text:style-name="T11">: se non contiene cicli di lunghezza dispari.</text:span></text:p>
      <text:p text:style-name="P1"><text:span text:style-name="T29">TEOREMA: </text:span><text:span text:style-name="T33">Un </text:span><text:span text:style-name="T19">multigrafo G ha un trail euleriano, ma non un ciclo SSE G è connesso e ha esattamente 2 vertici di grado dispari.</text:span></text:p>
      <text:p text:style-name="P1"><text:span text:style-name="T13">GRAFO HAMILTONIANO</text:span><text:span text:style-name="T14">: è un grafo che contiene un ciclo di Hamilton.</text:span></text:p>
      <text:p text:style-name="P1"><text:span text:style-name="T13">CIRCUITO HAMILTONIANO</text:span><text:span text:style-name="T19">: è un circuito che passa per ogni vertice esattamente una e una sola volta.</text:span></text:p>
      <text:p text:style-name="P10">PROPRIETÀ</text:p>
      <text:p text:style-name="P2">Rule 1. Se un vertice x ha grado 2, entrambi gli archi incidenti in x devono appartenere al circuito hamiltoniano.</text:p>
      <text:p text:style-name="P1"><text:span text:style-name="T19">Rule 2. </text:span><text:span text:style-name="T34">No proper subcircuit, that is, a cuircuit not containing all vertices, can be formed when building a Hamilton circuit.</text:span></text:p>
      <text:p text:style-name="P1"><text:span text:style-name="T19">Rule 3. </text:span><text:span text:style-name="T34">Once the Hamilton circuit is required to use two edges at a vertex x, all other (unused) edges incident at x can be deleted.</text:span></text:p>
      <text:p text:style-name="P30"/>
      <text:p text:style-name="P1"><text:span text:style-name="T17">Proprietà</text:span><text:span text:style-name="T19">: 1) se n=|V|, ogni C.H. ha n spigoli; 2) se esiste C.H., G è connesso; 3) se esiste C.H., gr(v)≥2 per ogni vєV.</text:span></text:p>
      <text:p text:style-name="P1"><text:span text:style-name="T17">Come trovare un C.H.</text:span><text:span text:style-name="T19">: (1) se c'è un vertice di grado 1 NON esiste un C.H. (2) se G non è connesso allora NON esiste C.H. (3) se gr(v) = 2, uso due spigoli incidenti in v per creare C.H. (4) un C.H. non può contenere sottocircuiti (5) se ho scelto 2 spigoli incidenti in u, tutti gli altri ∉ al circuito.</text:span></text:p>
      <text:p text:style-name="P2"/>
      <text:p text:style-name="P10">TEOREMI</text:p>
      <text:p text:style-name="Bigliettino_20_-_20_Intestazione_20_2">DIRAC</text:p>
      <text:p text:style-name="P9">Un grafo connesso con n &gt; 2 vertici, ha un circuito hamiltoniano se il grado di ogni vertice è almeno n/2.</text:p>
      <text:p text:style-name="Bigliettino_20_-_20_Intestazione_20_2">CHVATAL</text:p>
      <text:p text:style-name="P9"><draw:frame draw:style-name="fr3" draw:name="Oggetto13" text:anchor-type="as-char" svg:y="-0.265cm" svg:width="6.274cm" svg:height="0.282cm" draw:z-index="8"><draw:object xlink:href="./Object 13" xlink:type="simple" xlink:show="embed" xlink:actuate="onLoad"/><draw:image xlink:href="./ObjectReplacements/Object 13" xlink:type="simple" xlink:show="embed" xlink:actuate="onLoad"/></draw:frame></text:p>
      <text:p text:style-name="P9"><draw:frame draw:style-name="fr3" draw:name="Oggetto12" text:anchor-type="as-char" svg:y="-0.265cm" svg:width="6.706cm" svg:height="0.282cm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Bigliettino_20_-_20_Intestazione_20_2">TEOREMA 3</text:p>
      <text:p text:style-name="P2"><text:span text:style-name="T32"><draw:frame draw:style-name="fr3" draw:name="Oggetto20" text:anchor-type="as-char" svg:y="-0.265cm" svg:width="5.613cm" svg:height="1.316cm" draw:z-index="10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"><text:span text:style-name="T13">IPERCUBO</text:span><text:span text:style-name="T19">: 2</text:span><text:span text:style-name="T9">n</text:span><text:span text:style-name="T19"> vertici di grado n e 2n facce. distanza(u,v)≤n, diametro=max{dist(u,v)}</text:span></text:p>
      <text:p text:style-name="P1"><text:span text:style-name="T13">NODE COLORING</text:span><text:span text:style-name="T19">: colorazione dei vertici:</text:span></text:p>
      <text:p text:style-name="P1"><text:span text:style-name="T19">per verificare che il numero cromatico è k dimostriamo che G non è (k-1)-colorabile. G con un sottografo K</text:span><text:span text:style-name="T2">n</text:span><text:span text:style-name="T19"> ha bisogno di almeno n colori.</text:span></text:p>
      <text:p text:style-name="P1"><text:span text:style-name="T13">CONNETTIVITÀ</text:span><text:span text:style-name="T14">:</text:span><draw:frame draw:style-name="fr4" draw:name="Oggetto1" text:anchor-type="as-char" svg:width="6.227cm" svg:height="0.272c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4" draw:name="Oggetto11" text:anchor-type="as-char" svg:width="8.149cm" svg:height="0.769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EDGE CUTSET (taglio)</text:p>
      <text:p text:style-name="P5"><draw:frame draw:style-name="fr4" draw:name="Oggetto2" text:anchor-type="as-char" svg:width="8.343cm" svg:height="0.508cm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4" draw:name="Oggetto4" text:anchor-type="as-char" svg:width="2.655cm" svg:height="0.52cm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9">per connettività ottima le relazioni sono =</text:span></text:p>
      <text:p text:style-name="P2"><draw:frame draw:style-name="fr1" draw:name="Object1" text:anchor-type="as-char" svg:width="3.15cm" svg:height="0.282cm" draw:z-index="14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<text:span text:style-name="T13">NUMERO CROMATICO: </text:span><text:span text:style-name="T14">X(G) </text:span><text:span text:style-name="T19">= numero minimo di colori.</text:span></text:p>
      <text:p text:style-name="P1"><text:span text:style-name="T17">Proprietà</text:span><text:span text:style-name="T19">: (1) X(G) ≤ |V| ; (2) X(G) ≥ </text:span><text:span text:style-name="T17">w(G) </text:span><text:span text:style-name="T19">= num di vertici del più grande sottografo completo di G</text:span></text:p>
      <text:p text:style-name="P10">TEOREMA DI BROOKS</text:p>
      <text:p text:style-name="P1"><text:span text:style-name="T19">se G non è né un grafo completo K</text:span><text:span text:style-name="T2">n</text:span><text:span text:style-name="T19">, né un circuito dispari, allora X ≤ d, dove d è il grado massimo del grafo. A</text:span>ltrimenti X = d + 1.</text:p>
      <text:p text:style-name="P11">TEOREMA 3</text:p>
      <text:p text:style-name="P8">Per ogni k &gt; 0, esiste sempre un grafo privo di triangoli G, con X = k.</text:p>
      <text:p text:style-name="P11">TEOREMA DI VIZING</text:p>
      <text:p text:style-name="P8">Se il grado massimo di un vertice in un grafo G è d, allora X' = d oppure X' = d + 1. X' è la colorabilità degli archi. <draw:frame draw:style-name="fr2" draw:name="Oggetto9" text:anchor-type="as-char" svg:width="2.173cm" svg:height="0.296cm" draw:z-index="15"><draw:object xlink:href="./Object 3" xlink:type="simple" xlink:show="embed" xlink:actuate="onLoad"/><draw:image xlink:href="./ObjectReplacements/Object 3" xlink:type="simple" xlink:show="embed" xlink:actuate="onLoad"/></draw:frame></text:p>
      <text:p text:style-name="P11"><text:span text:style-name="T19">TEOREMA DEI 4 COLORI</text:span></text:p>
      <text:p text:style-name="P1"><text:span text:style-name="T19">ogni G planare è 4-colorabile. Se invece non è</text:span><text:span text:style-name="T33"> planare X ≤ d + 1.</text:span></text:p>
      <text:p text:style-name="P1"><text:span text:style-name="T19"/></text:p>
      <text:p text:style-name="P1"><text:span text:style-name="T19">P</text:span><text:span text:style-name="T2">k</text:span><text:span text:style-name="T19">(G) è il num di modi diversi in cui il grafo si può colorare usando esattamente k colori. Se k&lt;X(G) non si può colorare G, e P</text:span><text:span text:style-name="T2">k</text:span><text:span text:style-name="T19">(G)=0. Posso calcolare P</text:span><text:span text:style-name="T2">k</text:span><text:span text:style-name="T19">(G) come P</text:span><text:span text:style-name="T2">k</text:span><text:span text:style-name="T19">(G</text:span><text:span text:style-name="T2">+(x,y)</text:span><text:span text:style-name="T19">)+P</text:span><text:span text:style-name="T2">k</text:span><text:span text:style-name="T19">(G</text:span><text:span text:style-name="T2">x=y</text:span><text:span text:style-name="T19">)).</text:span></text:p>
      <text:p text:style-name="P1"><text:span text:style-name="T22">TEOREMA</text:span><text:span text:style-name="T21">: x,y adiacenti, allora P</text:span><text:span text:style-name="T3">k</text:span><text:span text:style-name="T21">(G)=P</text:span><text:span text:style-name="T3">k</text:span><text:span text:style-name="T21">(G</text:span><text:span text:style-name="T3">-(x,y)</text:span><text:span text:style-name="T21">)-P</text:span><text:span text:style-name="T3">k</text:span><text:span text:style-name="T21">(G</text:span><text:span text:style-name="T3">x=y</text:span><text:span text:style-name="T21">))</text:span></text:p>
      <text:p text:style-name="P1"><text:span text:style-name="T18">EDGE COLORING</text:span><text:span text:style-name="T19">: colorazione spigoli</text:span></text:p>
      <text:p text:style-name="P1"><draw:frame draw:style-name="fr2" draw:name="Oggetto8" text:anchor-type="as-char" svg:width="1.284cm" svg:height="0.252cm" draw:z-index="1"><draw:object xlink:href="./Object 8" xlink:type="simple" xlink:show="embed" xlink:actuate="onLoad"/><draw:image xlink:href="./ObjectReplacements/Object 8" xlink:type="simple" xlink:show="embed" xlink:actuate="onLoad"/></draw:frame></text:p>
      <text:p text:style-name="P1"><text:span text:style-name="T12">GRAFI ORIENTATI: </text:span><text:span text:style-name="T37">G=(N,E) </text:span><text:span text:style-name="T11">è quella struttura in cui gli spigoli hanno un verso di percorrenza. Nel caso di grafo orientato non si parlerà più di spigoli <text:s/>ma di archi e la coppia (u,v) è formata da un estremo iniziale ed un estremo finale.</text:span></text:p>
      <text:p text:style-name="P1"><text:span text:style-name="T13">G FORTEMENTE CONNESSO</text:span><text:span text:style-name="T19">:</text:span><draw:frame draw:style-name="fr2" draw:name="Oggetto10" text:anchor-type="as-char" svg:width="7.549cm" svg:height="0.247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text:span text:style-name="T30">GRADO ENTRANTE</text:span>: indeg(v)={aєA con v come nodo finale}</text:p>
      <text:p text:style-name="P2"><text:span text:style-name="T30">GRADO USCENTE</text:span>: outdeg(v)={aєA con v come nodo iniziale}</text:p>
      <text:p text:style-name="P2">0 ≤ |A| ≤ |N|(|N|-1)</text:p>
      <text:p text:style-name="P1"><text:span text:style-name="T13">ISOMORFI</text:span><text:span text:style-name="T19">:1)stesso num nodi;2)stesso num archi;3)stesso num vertici con stesso indeg e outdeg;4)stessi sottografi indotti.</text:span></text:p>
      <text:p text:style-name="P1"><text:span text:style-name="T29">TEOREMA DI EULERO</text:span><text:span text:style-name="T19">: G multigrafo orientato ha un C.H. SSE (1) è fortemente connesso ; 2) indeg = outdeg per ogni v</text:span></text:p>
      <text:p text:style-name="P2"/>
      <text:p text:style-name="P7">ALBERI NON ORIENTATI</text:p>
      <text:p text:style-name="P2">Sono grafi non orientati,connessi e senza cicli. Scelgo un vertice qualsiasi come radice. Ho un solo cammino che collega una coppia di vertici. Grazie ai livelli è possibile sapere la distanza di un vertice dalla radice.</text:p>
      <text:p text:style-name="P2">|E| = |V| - 1 per ogni albero.</text:p>
      <text:p text:style-name="P10">TEOREMA</text:p>
      <text:p text:style-name="P2">T connesso,sono equivalenti: (1) T non ha circuiti ; </text:p>
      <text:p text:style-name="P1"><text:span text:style-name="T19">(2)</text:span><text:span text:style-name="T19"><draw:frame draw:style-name="fr2" draw:name="Oggetto14" text:anchor-type="as-char" svg:width="5.136cm" svg:height="0.247cm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19"> ; (3) G è </text:span><text:span text:style-name="T29">MINIMALMENTE CONNESSO</text:span><text:span text:style-name="T19">, cioè diventa sconnesso togliendo uno spigolo qualsiasi.</text:span></text:p>
      <text:p text:style-name="P1"><text:span text:style-name="T29">TEOREMA</text:span><text:span text:style-name="T29">: </text:span><text:span text:style-name="T33">un alb</text:span><text:span text:style-name="T19">ero con n vertici ha n-1 spigoli.</text:span></text:p>
      <text:p text:style-name="P2"><text:span text:style-name="T30">FORESTA</text:span>: albero le cui componenti connesse sono alberi.</text:p>
      <text:p text:style-name="P7">ALBERI ORIENTATI</text:p>
      <text:p text:style-name="P1"><text:span text:style-name="T19">Sono grafi orientati con un vertice fissato </text:span><text:span text:style-name="T34">r</text:span><text:span text:style-name="T19"> come radice in cui esiste un unico cammino orientato dalla radice a qualsiasi vertice. Ho padri e figli, se outdeg(v)=0 v è una foglia altrimenti è un nodo interno. </text:span><text:span text:style-name="T34">l</text:span><text:span text:style-name="T19"> = num di foglie, </text:span><text:span text:style-name="T34">i </text:span><text:span text:style-name="T19">= num nodi interni. </text:span><text:span text:style-name="T34">i+l=n=|V|</text:span></text:p>
      <text:p text:style-name="P7">ALBERI M-ARI</text:p>
      <text:p text:style-name="P2">Sono alberi orientati in cui tutti i vertici interni hanno <text:span text:style-name="T35">m</text:span> figli</text:p>
      <text:p text:style-name="P1"><text:span text:style-name="T29">TEOREMA</text:span><text:span text:style-name="T19">: se G è M-ario, </text:span><text:span text:style-name="T34">n = mi + 1</text:span><text:span text:style-name="T19">. </text:span><text:span text:style-name="T34">i</text:span><text:span text:style-name="T19"> vertici interni.</text:span></text:p>
      <text:p text:style-name="P4">COROLLARIO</text:p>
      <text:p text:style-name="P12"><text:span text:style-name="T19">n = i + l </text:span><text:span text:style-name="T40">vertici.</text:span></text:p>
      <text:p text:style-name="P12"><text:span text:style-name="T40">(a) Dato </text:span><text:span text:style-name="T14">i, l = (m-1)i + 1 ; n = mi + 1</text:span></text:p>
      <text:p text:style-name="P12"><text:span text:style-name="T40">(b) Dato </text:span><text:span text:style-name="T14">l</text:span><text:span text:style-name="T40">, </text:span><text:span text:style-name="T14">i = (l-1)/(m-1) ; n = (ml-1)/(m-1)</text:span><text:span text:style-name="T40"> </text:span></text:p>
      <text:p text:style-name="P12"><text:span text:style-name="T40">(c) Dato </text:span><text:span text:style-name="T14">n, i = (n-1)/m ; l = [(m-1)n + 1]/m</text:span></text:p>
      <text:p text:style-name="P1"><text:span text:style-name="T19">Se m=2 e ci sono tutte le foglie, </text:span><text:span text:style-name="T34">i=l-1</text:span></text:p>
      <text:p text:style-name="P1"><text:span text:style-name="T19">Se le foglie sono tutte o nell’ultimo o nel penultimo livello, allora l'albero è </text:span><text:span text:style-name="T29">BILANCIATO</text:span><text:span text:style-name="T33">.</text:span></text:p>
      <text:p text:style-name="P2"><text:span text:style-name="T30">TEOREMA</text:span>: G albero M-ario, h altezza, l=# foglie allora:</text:p>
      <text:p text:style-name="P1"><text:span text:style-name="T19">1) l≤m</text:span><text:span text:style-name="T9">h</text:span><text:span text:style-name="T19">; e se tutte le foglie sono a altezza h, l=m</text:span><text:span text:style-name="T9">h</text:span><text:span text:style-name="T19">;</text:span></text:p>
      <text:p text:style-name="P1"><text:span text:style-name="T19">2)</text:span><text:span text:style-name="T19"><draw:frame draw:style-name="fr2" draw:name="Oggetto16" text:anchor-type="as-char" svg:width="1.408cm" svg:height="0.282cm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19">; e se G bilanciato</text:span><text:span text:style-name="T19"><draw:frame draw:style-name="fr2" draw:name="Oggetto17" text:anchor-type="as-char" svg:width="1.408cm" svg:height="0.282cm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"><text:span text:style-name="T29">TEOREMA</text:span><text:span text:style-name="T19"><text:line-break/>ci sono n</text:span><text:span text:style-name="T9">n-2</text:span><text:span text:style-name="T24"> alberi non orientati in n oggetti.</text:span></text:p>
      <text:p text:style-name="P14"/>
      <text:p text:style-name="P3"><text:span text:style-name="T13">ALBERO RICOPRENTE</text:span><text:span text:style-name="T14">: sia G(V,E) e sia T(V,E') con </text:span><text:span text:style-name="T14"><draw:frame draw:style-name="fr2" draw:name="Oggetto18" text:anchor-type="as-char" svg:width="0.855cm" svg:height="0.247cm" draw:z-index="19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"><text:span text:style-name="T15">PRINCIPIO DI ADDIZIONE</text:span><text:span text:style-name="T19">: </text:span></text:p>
      <text:p text:style-name="P1"><text:span text:style-name="T19">se ho un insieme con r</text:span><text:span text:style-name="T2">1</text:span><text:span text:style-name="T19"> elementi, fino a un insieme r</text:span><text:span text:style-name="T2">m</text:span><text:span text:style-name="T19"> con m elementi, se 1,..,m sono disgiunti, allora r</text:span><text:span text:style-name="T2">1</text:span><text:span text:style-name="T19">+..+r</text:span><text:span text:style-name="T2">m</text:span><text:span text:style-name="T19"> è il num di modi in cui posso scegliere un elemento da tutti gli insiemi.</text:span></text:p>
      <text:p text:style-name="P10">PRINCIPIO DI MOLTIPLICAZIONE</text:p>
      <text:p text:style-name="P1"><text:span text:style-name="T19">Supponiamo che una procedura possa essere spezzata in </text:span><text:span text:style-name="T34">m</text:span><text:span text:style-name="T19"> fasi successive (ordinate), con </text:span><text:span text:style-name="T34">r</text:span><text:span text:style-name="T5">i </text:span><text:span text:style-name="T24">come risultato della fase </text:span><text:span text:style-name="T25">i-</text:span><text:span text:style-name="T24">esima. Se il numero dei risultati di ogni fase è indipendente dalle scelte effettuate nelle fasi precedenti e i risultati composti sono tutti distinti, allora in totale ci sono </text:span><text:span text:style-name="T25">r</text:span><text:span text:style-name="T5">1</text:span><text:span text:style-name="T25"> x r</text:span><text:span text:style-name="T5">2</text:span><text:span text:style-name="T25"> x … x r</text:span><text:span text:style-name="T5">m</text:span><text:span text:style-name="T25"> </text:span><text:span text:style-name="T24">risultati.</text:span></text:p>
      <text:p text:style-name="P2"><text:s/>= <text:span text:style-name="T30">coefficiente binomiale</text:span></text:p>
      <text:p text:style-name="P10"/>
      <text:p text:style-name="P2"><text:span text:style-name="T30">PERMUTAZIONI</text:span>: sono tutti i modi in cui posso ordinare n oggetti P(n,n)=n!</text:p>
      <text:p text:style-name="P2"><text:span text:style-name="T30">R-PERMUTAZIONI</text:span>: scelgo r oggetti da n e li ordino (r-sequenza senza ripetizione) P(n,r)=n!/(n-r)!</text:p>
      <text:p text:style-name="P2"><text:span text:style-name="T27">R-COMBINAZIONI</text:span><text:span text:style-name="T23">: scelgo r oggetti da n (selezione non ordinata) C(n,r)=n!/(n-r)!r!</text:span></text:p>
      <text:p text:style-name="P14"/>
      <text:p text:style-name="P1"><text:span text:style-name="T24"><draw:frame draw:style-name="fr1" draw:name="Oggetto6" text:anchor-type="as-char" svg:width="1.951cm" svg:height="0.933cm" draw:z-index="21"><draw:object xlink:href="./Object 5" xlink:type="simple" xlink:show="embed" xlink:actuate="onLoad"/><draw:image xlink:href="./ObjectReplacements/Object 5" xlink:type="simple" xlink:show="embed" xlink:actuate="onLoad"/></draw:frame></text:span><text:span text:style-name="T24"><draw:frame draw:style-name="fr1" draw:name="Oggetto7" text:anchor-type="as-char" svg:width="2.731cm" svg:height="0.984cm" draw:z-index="22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4"/>
      <text:p text:style-name="P14"><draw:frame draw:style-name="fr1" draw:name="Oggetto5" text:anchor-type="as-char" svg:width="4.136cm" svg:height="0.681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14"/>
      <text:p text:style-name="P15">TEOREMA</text:p>
      <text:p text:style-name="P8"><text:span text:style-name="T24">Se ho </text:span><text:span text:style-name="T25">n</text:span><text:span text:style-name="T24"> oggetti, con </text:span><text:span text:style-name="T25">r</text:span><text:span text:style-name="T5">i</text:span><text:span text:style-name="T24"> di tipo </text:span><text:span text:style-name="T25">i</text:span><text:span text:style-name="T24">, dove </text:span><text:span text:style-name="T25">n = r</text:span><text:span text:style-name="T5">1 </text:span><text:span text:style-name="T25">+ … + r</text:span><text:span text:style-name="T5">m</text:span><text:span text:style-name="T24">, allora il num di disposizioni distinte di questi n oggetti è P(n; r</text:span><text:span text:style-name="T2">1</text:span><text:span text:style-name="T24">,…r</text:span><text:span text:style-name="T2">m</text:span><text:span text:style-name="T24">)=n!/(r</text:span><text:span text:style-name="T2">1</text:span><text:span text:style-name="T24">!..r</text:span><text:span text:style-name="T2">m</text:span><text:span text:style-name="T24">!)</text:span></text:p>
      <text:p text:style-name="P13"><draw:frame draw:style-name="fr1" draw:name="Oggetto21" text:anchor-type="as-char" svg:width="3.357cm" svg:height="0.663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13"/>
      <text:p text:style-name="P15">TEOREMA</text:p>
      <text:p text:style-name="P9"><text:span text:style-name="T23">Il numero di selezioni con ripetizione di </text:span><text:span text:style-name="T26">r</text:span><text:span text:style-name="T23"> oggetti scelti tra </text:span><text:span text:style-name="T26">n</text:span><text:span text:style-name="T23"> tipi di oggetti è </text:span><text:span text:style-name="T26">C(r + n -1, r)</text:span></text:p>
      <text:p text:style-name="P31"/>
      <text:p text:style-name="P15">DISTRIBUZIONE DI OGGETTI DISTINTI</text:p>
      <text:p text:style-name="P2">= arrangiamenti</text:p>
      <text:p text:style-name="P2">(1) Distribuzione di r oggetti distinti in n scatole. n<text:span text:style-name="T8">r</text:span></text:p>
      <text:p text:style-name="P2">(2) Se r<text:span text:style-name="T1">i </text:span><text:span text:style-name="T23">oggetti devono andare nella scatola i, con </text:span><text:span text:style-name="T23"><draw:frame draw:style-name="fr2" draw:name="Oggetto3" text:anchor-type="as-char" svg:width="1.085cm" svg:height="0.252cm" draw:z-index="25"><draw:object xlink:href="./Object 28" xlink:type="simple" xlink:show="embed" xlink:actuate="onLoad"/><draw:image xlink:href="./ObjectReplacements/Object 28" xlink:type="simple" xlink:show="embed" xlink:actuate="onLoad"/></draw:frame></text:span><text:span text:style-name="T23">, allora ci sono </text:span><text:span text:style-name="T23"><draw:frame draw:style-name="fr1" draw:name="Oggetto27" text:anchor-type="as-char" svg:width="1.826cm" svg:height="0.332cm" draw:z-index="26"><draw:object xlink:href="./Object 34" xlink:type="simple" xlink:show="embed" xlink:actuate="onLoad"/><draw:image xlink:href="./ObjectReplacements/Object 34" xlink:type="simple" xlink:show="embed" xlink:actuate="onLoad"/></draw:frame></text:span><text:span text:style-name="T23">distribuzioni.</text:span></text:p>
      <text:p text:style-name="P2"/>
      <text:p text:style-name="P15">DISTRIBUZIONE DI OGGETTI IDENTICI</text:p>
      <text:p text:style-name="P13">= selezione</text:p>
      <text:p text:style-name="P9"><text:soft-page-break/><text:span text:style-name="T23">Distribuire </text:span><text:span text:style-name="T26">r</text:span><text:span text:style-name="T23"> oggetti identici in </text:span><text:span text:style-name="T26">n</text:span><text:span text:style-name="T23"> scatole differenti è equivalente a scegliere un sottoinsieme non ordinato di </text:span><text:span text:style-name="T26">r</text:span><text:span text:style-name="T23"> nomi di scatola con ripetizione, fra le </text:span><text:span text:style-name="T26">n </text:span><text:span text:style-name="T23">scatole. Perciò le distribuzioni degli </text:span><text:span text:style-name="T26">r</text:span><text:span text:style-name="T23"> oggetti identici sono </text:span><text:span text:style-name="T26">C(r + n – 1, r) = (r + n -1)!/r!(n – 1)!</text:span></text:p>
      <text:p text:style-name="P31"/>
      <text:p text:style-name="P15">SELEZIONE CON RIPETIZIONE (forme equivalenti)</text:p>
      <text:p text:style-name="P9"><text:span text:style-name="T23">1. Il numero di modi di selezionare </text:span><text:span text:style-name="T26">r </text:span><text:span text:style-name="T23">oggetti con ripetizione da </text:span><text:span text:style-name="T26">n </text:span><text:span text:style-name="T23">diversi tipi di oggetti.</text:span></text:p>
      <text:p text:style-name="P9"><text:span text:style-name="T23">2. Il numero di modi di distribuire </text:span><text:span text:style-name="T26">r</text:span><text:span text:style-name="T23"> oggetti identici in </text:span><text:span text:style-name="T26">n</text:span><text:span text:style-name="T23"> scatole distinte.</text:span></text:p>
      <text:p text:style-name="P9"><text:span text:style-name="T23">3. Il numero di soluzioni intere non negative a </text:span><text:span text:style-name="T26">x</text:span><text:span text:style-name="T6">1</text:span><text:span text:style-name="T26"> + x</text:span><text:span text:style-name="T6">2</text:span><text:span text:style-name="T26"> + … + x</text:span><text:span text:style-name="T6">n</text:span><text:span text:style-name="T26"> = r</text:span><text:span text:style-name="T23"> </text:span></text:p>
      <text:p text:style-name="P2"/>
      <text:p text:style-name="P15">TEOREMA BINOMIALE</text:p>
      <text:p text:style-name="P13"/>
      <text:p text:style-name="P13"><draw:frame draw:style-name="fr1" draw:name="Oggetto28" text:anchor-type="as-char" svg:width="2.491cm" svg:height="0.723cm" draw:z-index="27"><draw:object xlink:href="./Object 29" xlink:type="simple" xlink:show="embed" xlink:actuate="onLoad"/><draw:image xlink:href="./ObjectReplacements/Object 29" xlink:type="simple" xlink:show="embed" xlink:actuate="onLoad"/></draw:frame><draw:frame draw:style-name="fr1" draw:name="Oggetto22" text:anchor-type="as-char" svg:width="5.214cm" svg:height="0.665cm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13"/>
      <text:p text:style-name="P8"><text:span text:style-name="T24"><draw:frame draw:style-name="fr1" draw:name="Oggetto23" text:anchor-type="as-char" svg:width="2.679cm" svg:height="0.677cm" draw:z-index="29"><draw:object xlink:href="./Object 31" xlink:type="simple" xlink:show="embed" xlink:actuate="onLoad"/><draw:image xlink:href="./ObjectReplacements/Object 31" xlink:type="simple" xlink:show="embed" xlink:actuate="onLoad"/></draw:frame></text:span><text:span text:style-name="T24"><draw:frame draw:style-name="fr1" draw:name="Oggetto24" text:anchor-type="as-char" svg:width="2.217cm" svg:height="0.669cm" draw:z-index="30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3"><draw:frame draw:style-name="fr1" draw:name="Oggetto25" text:anchor-type="as-char" svg:width="2.228cm" svg:height="0.661cm" draw:z-index="31"><draw:object xlink:href="./Object 35" xlink:type="simple" xlink:show="embed" xlink:actuate="onLoad"/><draw:image xlink:href="./ObjectReplacements/Object 35" xlink:type="simple" xlink:show="embed" xlink:actuate="onLoad"/></draw:frame></text:p>
      <text:p text:style-name="P13"/>
      <text:p text:style-name="P2"/>
      <text:p text:style-name="P10">RELAZIONI DI RICORRENZA</text:p>
      <text:p text:style-name="P2">È una formula ricorsiva che esprime il termine <text:span text:style-name="T35">n</text:span>-esimo di una successione in relazione ai precedenti. Si dice di ordine <text:span text:style-name="T35">r</text:span> se il termine <text:span text:style-name="T35">n</text:span>-esimo è espresso in funzione al più dei termini (n-1)-esimo, …, (n-r)-esimo. Una soluzione delle relazioni di ricorrenza è una successione di valori complessi, che verifica la relazione.</text:p>
      <text:p text:style-name="P10"/>
      <text:p text:style-name="P10">LINEARI OMOGENEE</text:p>
      <text:p text:style-name="P1"><text:span text:style-name="T19">È una relazione del tipo a</text:span><text:span text:style-name="T2">n </text:span><text:span text:style-name="T19">= c</text:span><text:span text:style-name="T2">1</text:span><text:span text:style-name="T19">a</text:span><text:span text:style-name="T2">n-1 </text:span><text:span text:style-name="T19">+ c</text:span><text:span text:style-name="T2">2</text:span><text:span text:style-name="T19">a</text:span><text:span text:style-name="T2">n-2 </text:span><text:span text:style-name="T19">+ … + c</text:span><text:span text:style-name="T2">r</text:span><text:span text:style-name="T19">a</text:span><text:span text:style-name="T2">n-r</text:span></text:p>
      <text:p text:style-name="P1"><text:span text:style-name="T19">soluzione proposta α</text:span><text:span text:style-name="T9">n </text:span><text:span text:style-name="T19">= c</text:span><text:span text:style-name="T2">1</text:span><text:span text:style-name="T19">α</text:span><text:span text:style-name="T9">n-1 </text:span><text:span text:style-name="T19">+ c</text:span><text:span text:style-name="T2">2</text:span><text:span text:style-name="T19">α</text:span><text:span text:style-name="T9">n-2 </text:span><text:span text:style-name="T19">+ … + c</text:span><text:span text:style-name="T2">r</text:span><text:span text:style-name="T19">α</text:span><text:span text:style-name="T9">n-r</text:span></text:p>
      <text:p text:style-name="P1"><text:span text:style-name="T19">α</text:span><text:span text:style-name="T9">r </text:span><text:span text:style-name="T19">= c</text:span><text:span text:style-name="T2">1</text:span><text:span text:style-name="T19">α</text:span><text:span text:style-name="T9">r-1 </text:span><text:span text:style-name="T19">+ c</text:span><text:span text:style-name="T2">2</text:span><text:span text:style-name="T19">α</text:span><text:span text:style-name="T9">r-2 </text:span><text:span text:style-name="T19">+ … + c</text:span><text:span text:style-name="T2">r</text:span></text:p>
      <text:p text:style-name="P1"><text:span text:style-name="T19">Equazione caratteristica: α</text:span><text:span text:style-name="T9">r</text:span><text:span text:style-name="T19"> - c</text:span><text:span text:style-name="T2">1</text:span><text:span text:style-name="T19">α</text:span><text:span text:style-name="T9">r-1 </text:span><text:span text:style-name="T19">- c</text:span><text:span text:style-name="T2">2</text:span><text:span text:style-name="T19">α</text:span><text:span text:style-name="T9">r-2 </text:span><text:span text:style-name="T19">- … - c</text:span><text:span text:style-name="T2">r </text:span><text:span text:style-name="T19">= 0</text:span></text:p>
      <text:p text:style-name="P1"><text:span text:style-name="T19">a</text:span><text:span text:style-name="T2">n</text:span><text:span text:style-name="T24"> = A</text:span><text:span text:style-name="T2">1</text:span><text:span text:style-name="T24">α</text:span><text:span text:style-name="T2">1</text:span><text:span text:style-name="T9">n</text:span><text:span text:style-name="T24"> + A</text:span><text:span text:style-name="T2">2</text:span><text:span text:style-name="T24">α</text:span><text:span text:style-name="T2">2</text:span><text:span text:style-name="T9">n</text:span><text:span text:style-name="T24"> + … + A</text:span><text:span text:style-name="T2">r</text:span><text:span text:style-name="T24">α</text:span><text:span text:style-name="T2">r</text:span><text:span text:style-name="T9">n</text:span><text:span text:style-name="T24"> <text:s/>(generale?)</text:span></text:p>
      <text:p text:style-name="P1"><text:span text:style-name="T24">Nota: se la molteplicità è </text:span><text:span text:style-name="T25">m, </text:span><text:span text:style-name="T24">α</text:span><text:span text:style-name="T9">n</text:span><text:span text:style-name="T24">, nα</text:span><text:span text:style-name="T9">n</text:span><text:span text:style-name="T24">, n</text:span><text:span text:style-name="T9">2</text:span><text:span text:style-name="T24">α</text:span><text:span text:style-name="T9">n</text:span><text:span text:style-name="T24">, n</text:span><text:span text:style-name="T9">(m-1)</text:span><text:span text:style-name="T24">α</text:span><text:span text:style-name="T9">n</text:span></text:p>
      <text:p text:style-name="P37"><text:span text:style-name="T19">4 molteplicità 2 <text:s text:c="24"/>4 molteplicità 3</text:span></text:p>
      <text:p text:style-name="P37"><text:span text:style-name="T19">a</text:span><text:span text:style-name="T2">n</text:span><text:span text:style-name="T19"> = A</text:span><text:span text:style-name="T2">1</text:span><text:span text:style-name="T19">4</text:span><text:span text:style-name="T9">n </text:span><text:span text:style-name="T19">+ A</text:span><text:span text:style-name="T2">2</text:span><text:span text:style-name="T19">n4</text:span><text:span text:style-name="T9">n <text:s text:c="39"/></text:span><text:span text:style-name="T19">a</text:span><text:span text:style-name="T2">n</text:span><text:span text:style-name="T19"> = A</text:span><text:span text:style-name="T2">1</text:span><text:span text:style-name="T19">4</text:span><text:span text:style-name="T9">n </text:span><text:span text:style-name="T19">+ A</text:span><text:span text:style-name="T2">2</text:span><text:span text:style-name="T19">n4</text:span><text:span text:style-name="T9">n </text:span><text:span text:style-name="T19">+ A</text:span><text:span text:style-name="T2">3</text:span><text:span text:style-name="T19">n</text:span><text:span text:style-name="T9">2</text:span><text:span text:style-name="T19">4</text:span><text:span text:style-name="T9">n</text:span></text:p>
      <text:p text:style-name="P2"/>
      <text:p text:style-name="P10">LINEARI NON OMOGENEE</text:p>
      <text:p text:style-name="P1"><text:span text:style-name="T21">a</text:span><text:span text:style-name="T3">n </text:span><text:span text:style-name="T21">= c</text:span><text:span text:style-name="T3">1</text:span><text:span text:style-name="T21">a</text:span><text:span text:style-name="T3">n-1 </text:span><text:span text:style-name="T21">+ c</text:span><text:span text:style-name="T3">2</text:span><text:span text:style-name="T21">a</text:span><text:span text:style-name="T3">n-2 </text:span><text:span text:style-name="T21">+ … + c</text:span><text:span text:style-name="T3">r</text:span><text:span text:style-name="T21">a</text:span><text:span text:style-name="T3">n-r </text:span><text:span text:style-name="T21">+ f(n)</text:span><text:span text:style-name="T3"> </text:span><text:span text:style-name="T21">=</text:span><draw:frame draw:style-name="fr1" draw:name="Oggetto26" text:anchor-type="as-char" svg:width="1.459cm" svg:height="0.695cm" draw:z-index="20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2">f(n)<text:tab/><text:tab/>soluzione particolare p(n)</text:p>
      <text:p text:style-name="P2">d costante<text:tab/><text:tab/>B</text:p>
      <text:p text:style-name="P1"><text:span text:style-name="T19">dn<text:tab/><text:tab/>B</text:span><text:span text:style-name="T2">1</text:span><text:span text:style-name="T24">n + B</text:span><text:span text:style-name="T2">0</text:span></text:p>
      <text:p text:style-name="P1"><text:span text:style-name="T24">dn</text:span><text:span text:style-name="T9">2<text:tab/><text:tab/></text:span><text:span text:style-name="T24">B</text:span><text:span text:style-name="T2">2</text:span><text:span text:style-name="T24">n</text:span><text:span text:style-name="T9">2</text:span><text:span text:style-name="T24"> + B</text:span><text:span text:style-name="T2">1</text:span><text:span text:style-name="T24">n + B</text:span><text:span text:style-name="T2">0</text:span></text:p>
      <text:p text:style-name="P1"><text:span text:style-name="T24">ed</text:span><text:span text:style-name="T9">n<text:tab/><text:tab/></text:span><text:span text:style-name="T24">Bd</text:span><text:span text:style-name="T9">n</text:span></text:p>
      <text:p text:style-name="P2"/>
      <text:p text:style-name="P10">DIVIDE AND CONQUER</text:p>
      <text:p text:style-name="P1"><text:span text:style-name="T19">a</text:span><text:span text:style-name="T2">n</text:span><text:span text:style-name="T19">=ca</text:span><text:span text:style-name="T2">n/2</text:span><text:span text:style-name="T19">+f(n) (con n pari).1)</text:span></text:p>
      <text:p text:style-name="P13">c<text:tab/><text:tab/>f(n)<text:tab/> <text:s text:c="2"/>a<text:span text:style-name="T1">n</text:span></text:p>
      <text:p text:style-name="P13">c = 1<text:tab/><text:tab/>d<text:tab/><draw:frame draw:style-name="fr1" draw:name="Object14" text:anchor-type="as-char" svg:width="1.117cm" svg:height="0.332cm" draw:z-index="39"><draw:object xlink:href="./Object 42" xlink:type="simple" xlink:show="embed" xlink:actuate="onLoad"/><draw:image xlink:href="./ObjectReplacements/Object 42" xlink:type="simple" xlink:show="embed" xlink:actuate="onLoad"/></draw:frame></text:p>
      <text:p text:style-name="P13">c = 2<text:tab/><text:tab/>d<text:tab/> <text:s text:c="2"/>An - d</text:p>
      <text:p text:style-name="P13">c &gt; 2<text:tab/><text:tab/>dn<text:tab/><draw:frame draw:style-name="fr1" draw:name="Object15" text:anchor-type="as-char" svg:width="1.891cm" svg:height="0.693cm" draw:z-index="40"><draw:object xlink:href="./Object 43" xlink:type="simple" xlink:show="embed" xlink:actuate="onLoad"/><draw:image xlink:href="./ObjectReplacements/Object 43" xlink:type="simple" xlink:show="embed" xlink:actuate="onLoad"/></draw:frame></text:p>
      <text:p text:style-name="P13">c = 2<text:tab/><text:tab/>dn<text:tab/><draw:frame draw:style-name="fr1" draw:name="Object16" text:anchor-type="as-char" svg:width="1.619cm" svg:height="0.332cm" draw:z-index="41"><draw:object xlink:href="./Object 44" xlink:type="simple" xlink:show="embed" xlink:actuate="onLoad"/><draw:image xlink:href="./ObjectReplacements/Object 44" xlink:type="simple" xlink:show="embed" xlink:actuate="onLoad"/></draw:frame></text:p>
      <text:p text:style-name="P13"/>
      <text:p text:style-name="P15">CAMPIONAMENTO</text:p>
      <text:p text:style-name="P13">Urna contenente <text:span text:style-name="T35">n</text:span> palline, distinguibili o distinguibili a gruppi. Vengono fatte <text:span text:style-name="T35">r</text:span> estrazioni con o senza reinserimento. Interessa contare quante sono le possibili sequenze di <text:span text:style-name="T35">r</text:span> estrazioni. Si puo` contare in due modi: tenendo in considerazione l'ordine di apparizione delle palline (<text:span text:style-name="T30">disposizioni</text:span>) oppure senza tenere l'ordine in considerazione (<text:span text:style-name="T30">combinazioni</text:span>).</text:p>
      <text:p text:style-name="P15">Problema I</text:p>
      <text:list xml:id="list2177686778" text:style-name="L1">
        <text:list-item>
          <text:p text:style-name="P36"><text:span text:style-name="T35">n</text:span> palline distinte nell'urna</text:p>
        </text:list-item>
        <text:list-item>
          <text:p text:style-name="P32">r<text:span text:style-name="T41"> estrazioni con reinserimento</text:span></text:p>
        </text:list-item>
        <text:list-item>
          <text:p text:style-name="P32"><text:span text:style-name="T41">contare le disposizioni (conta l'ordine di estrazione)</text:span></text:p>
        </text:list-item>
        <text:list-item>
          <text:p text:style-name="P32"><text:span text:style-name="T41">soluzione: </text:span>n<text:span text:style-name="T8">r</text:span></text:p>
        </text:list-item>
      </text:list>
      <text:p text:style-name="P13"><text:span text:style-name="T30">Nota bene:</text:span> in questo caso non vi sono vincoli su n e r</text:p>
      <text:p text:style-name="P13"><text:span text:style-name="T30">Esempio.</text:span> Totocalcio : contare il numero di schedine giocabili. Una giocata si</text:p>
      <text:p text:style-name="P13">modella con un'urna contenente <text:span text:style-name="T35">n = 3</text:span> palline 1, X, 2, dalla quale si estrae <text:span text:style-name="T35">r = 13</text:span></text:p>
      <text:p text:style-name="P13">volte, con reinserimento. Ad ogni disposizione delle palline estratte corrisponde</text:p>
      <text:p text:style-name="P13">una schedina giocabile.</text:p>
      <text:p text:style-name="P13"/>
      <text:p text:style-name="P15">Problema II</text:p>
      <text:list xml:id="list1471125056" text:continue-numbering="true" text:style-name="L1">
        <text:list-item>
          <text:p text:style-name="P36"><text:span text:style-name="T35">n</text:span> palline distinte nell'urna (ad esempio numerate da 1 ad n)</text:p>
        </text:list-item>
        <text:list-item>
          <text:p text:style-name="P32">r<text:span text:style-name="T41"> estrazioni senza reinserimento</text:span></text:p>
        </text:list-item>
        <text:list-item>
          <text:p text:style-name="P32"><text:span text:style-name="T41">contare le disposizioni (conta l'ordine di estrazione)</text:span></text:p>
        </text:list-item>
        <text:list-item>
          <text:p text:style-name="P32"><text:span text:style-name="T41">soluzione: </text:span>n x (n – 1) x … x (n – r + 1)</text:p>
        </text:list-item>
      </text:list>
      <text:p text:style-name="P13"><text:span text:style-name="T30">Nota bene:</text:span> in questo caso <text:span text:style-name="T35">r </text:span>≤<text:span text:style-name="T35"> n</text:span></text:p>
      <text:p text:style-name="P13"><text:span text:style-name="T35">P(n, r)</text:span></text:p>
      <text:p text:style-name="P13"><text:span text:style-name="T30">Esempio. </text:span>Corsa campestre, partecipano 10 atleti. In quanti modi diversi</text:p>
      <text:p text:style-name="P13">possono essere assegnate le 3 medaglie d’oro, d’argento e di bronzo? L’urna</text:p>
      <text:p text:style-name="P13">contiene <text:span text:style-name="T35">n = 10</text:span> palline distinguibili (gli atleti), e si effettuano <text:span text:style-name="T35">r = 3</text:span> estrazioni</text:p>
      <text:p text:style-name="P13">senza reinserimento. Contare le risultanti disposizioni significa contare i possibili</text:p>
      <text:p text:style-name="P13">ordini di arrivo dei primi 3.</text:p>
      <text:p text:style-name="P13"/>
      <text:p text:style-name="P15">Problema IIa</text:p>
      <text:p text:style-name="P13"><text:span text:style-name="T38">Nota bene:</text:span><text:span text:style-name="T35"> in questo caso r = n</text:span></text:p>
      <text:p text:style-name="P13">allora le disposizioni si dicono <text:span text:style-name="T30">permutazioni</text:span></text:p>
      <text:p text:style-name="P13">soluzione: <text:span text:style-name="T35">n!</text:span></text:p>
      <text:p text:style-name="P31">P(n,n)</text:p>
      <text:p text:style-name="P13"><text:span text:style-name="T30">Esempio.</text:span> Anagrammi della parola MILANO. L’urna contiene <text:span text:style-name="T35">n = 6</text:span> palline</text:p>
      <text:p text:style-name="P13">distinguibili (le lettere A, I, L, M, N, O) che vengono estratte, senza reinserimento, fino a vuotare l’urna. Ad ogni disposizione delle palline corrisponde uno</text:p>
      <text:p text:style-name="P13">dei possibili anagrammi. </text:p>
      <text:p text:style-name="P13"/>
      <text:p text:style-name="P15">Problema III</text:p>
      <text:list xml:id="list1034822370" text:continue-numbering="true" text:style-name="L1">
        <text:list-item>
          <text:p text:style-name="P36"><text:span text:style-name="T35">n</text:span> palline distinte nell'urna (ad esempio numerate da 1 ad n)</text:p>
        </text:list-item>
        <text:list-item>
          <text:p text:style-name="P32">r<text:span text:style-name="T41"> estrazioni senza reinserimento</text:span></text:p>
        </text:list-item>
        <text:list-item>
          <text:p text:style-name="P32"><text:span text:style-name="T41">contare le combinazioni (NON conta l'ordine di estrazione)</text:span></text:p>
        </text:list-item>
        <text:list-item>
          <text:p text:style-name="P32"><text:span text:style-name="T41">soluzione: </text:span><text:span text:style-name="T41"><draw:frame draw:style-name="fr1" draw:name="Object8" text:anchor-type="as-char" svg:width="0.522cm" svg:height="0.661cm" draw:z-index="32"><draw:object xlink:href="./Object 36" xlink:type="simple" xlink:show="embed" xlink:actuate="onLoad"/><draw:image xlink:href="./ObjectReplacements/Object 36" xlink:type="simple" xlink:show="embed" xlink:actuate="onLoad"/></draw:frame></text:span></text:p>
        </text:list-item>
      </text:list>
      <text:p text:style-name="P13"><text:span text:style-name="T30">Nota bene:</text:span> in questo caso <text:span text:style-name="T35">r </text:span>≤<text:span text:style-name="T35"> n</text:span></text:p>
      <text:p text:style-name="P13"><text:span text:style-name="T30">Esempio.</text:span> Gioco del lotto. Ogni settimana a Venezia vengono estratte r =</text:p>
      <text:p text:style-name="P13">5 palline, una cinquina, da un’urna contenente n = 90 palline distinguibili,</text:p>
      <text:p text:style-name="P13">numerate da 1 a 90. Nel gioco del lotto si scommette sulla combinazione estratta.</text:p>
      <text:p text:style-name="P13">Contare quante sono le possibili cinquine.</text:p>
      <text:p text:style-name="P13"><text:span text:style-name="T35"/></text:p>
      <text:p text:style-name="P15">Problema IIIa</text:p>
      <text:list xml:id="list1232635729" text:continue-numbering="true" text:style-name="L1">
        <text:list-item>
          <text:p text:style-name="P36"><text:span text:style-name="T35">n</text:span> palline nell'urna, distinguibili a gruppi. n<text:span text:style-name="T1">1</text:span>, n<text:span text:style-name="T1">2</text:span>, …, n<text:span text:style-name="T1">k</text:span> le numerosità dei <text:span text:style-name="T35">k</text:span> gruppi, la cui somma e` <text:span text:style-name="T35">n</text:span>.</text:p>
        </text:list-item>
        <text:list-item>
          <text:p text:style-name="P32">r = n<text:span text:style-name="T41"> estrazioni senza reinserimento</text:span></text:p>
        </text:list-item>
        <text:list-item>
          <text:p text:style-name="P32"><text:span text:style-name="T41">contare le disposizioni distinguibili</text:span></text:p>
        </text:list-item>
        <text:list-item>
          <text:p text:style-name="P32"><text:span text:style-name="T41">soluzione: </text:span><text:span text:style-name="T41"><draw:frame draw:style-name="fr1" draw:name="Object9" text:anchor-type="as-char" svg:width="1.506cm" svg:height="0.663cm" draw:z-index="33"><draw:object xlink:href="./Object 37" xlink:type="simple" xlink:show="embed" xlink:actuate="onLoad"/><draw:image xlink:href="./ObjectReplacements/Object 37" xlink:type="simple" xlink:show="embed" xlink:actuate="onLoad"/></draw:frame></text:span></text:p>
        </text:list-item>
      </text:list>
      <text:p text:style-name="P31"><text:span text:style-name="T41"/></text:p>
      <text:p text:style-name="P13"><text:span text:style-name="T30">Nota bene:</text:span> in questo caso <text:span text:style-name="T35">r = n</text:span></text:p>
      <text:p text:style-name="P13"><text:span text:style-name="T30">Esempio.</text:span> Anagrammi della parola <text:span text:style-name="T35">MISSISSIPPI</text:span>. L’urna contiene <text:span text:style-name="T35">n = 11</text:span></text:p>
      <text:p text:style-name="P13">palline in <text:span text:style-name="T35">k = 4</text:span> gruppi, M,I,S,P, con n<text:span text:style-name="T1">M</text:span> = 1, n<text:span text:style-name="T1">I</text:span> = 4, n<text:span text:style-name="T1">S</text:span> = 4, n<text:span text:style-name="T1">P</text:span> = 2. Il numero</text:p>
      <text:p text:style-name="P13">degli anagrammi in questo caso non e` 11!, come suggerirebbe l’esempio del</text:p>
      <text:p text:style-name="P13">Problema 2, poiché la presenza di lettere ripetute rende alcune delle disposizioni</text:p>
      <text:p text:style-name="P13">indistinguibili tra loro.</text:p>
      <text:p text:style-name="P15">Problema IV</text:p>
      <text:list xml:id="list2031870815" text:continue-numbering="true" text:style-name="L1">
        <text:list-item>
          <text:p text:style-name="P36"><text:span text:style-name="T35">n</text:span> palline distinte nell'urna (ad esempio numerate da 1 ad n)</text:p>
        </text:list-item>
        <text:list-item>
          <text:p text:style-name="P32">r<text:span text:style-name="T41"> estrazioni con reinserimento</text:span></text:p>
        </text:list-item>
        <text:list-item>
          <text:p text:style-name="P32"><text:span text:style-name="T41">contare le combinazioni (NON conta l'ordine di estrazione)</text:span></text:p>
        </text:list-item>
        <text:list-item>
          <text:p text:style-name="P32"><text:span text:style-name="T41">soluzione: </text:span><text:span text:style-name="T41"><draw:frame draw:style-name="fr1" draw:name="Object10" text:anchor-type="as-char" svg:width="1.175cm" svg:height="0.665cm" draw:z-index="34"><draw:object xlink:href="./Object 38" xlink:type="simple" xlink:show="embed" xlink:actuate="onLoad"/><draw:image xlink:href="./ObjectReplacements/Object 38" xlink:type="simple" xlink:show="embed" xlink:actuate="onLoad"/></draw:frame></text:span></text:p>
        </text:list-item>
      </text:list>
      <text:p text:style-name="P31"><text:span text:style-name="T42">Nota bene:</text:span><text:span text:style-name="T41"> in questo caso non ci sono vincoli su n e r</text:span></text:p>
      <text:p text:style-name="P31"><text:span text:style-name="T42">Esempio.</text:span><text:span text:style-name="T41"> Lancio 3 dadi identici. Quante sono le possibili combinazioni osservabili? In questo caso modelliamo con un’urna contenente </text:span>n = 6<text:span text:style-name="T41"> palline</text:span></text:p>
      <text:p text:style-name="P31"><text:span text:style-name="T41">(numerate da 1 a 6) e contiamo le possibili combinazioni di </text:span>r = 3<text:span text:style-name="T41"> estrazioni con</text:span></text:p>
      <text:p text:style-name="P31"><text:span text:style-name="T41">reinserimento, poiché ogni dado può mostrare una qualunque faccia, indipendentemente dal risultato degli altri due. Usando la formula qui sopra verificate che le combinazioni possibili sono 56.</text:span></text:p>
      <text:p text:style-name="P31"><text:span text:style-name="T41"/></text:p>
      <text:p text:style-name="P13"/>
      <text:p text:style-name="P15">ALLOCAZIONE</text:p>
      <text:p text:style-name="P31">n <text:span text:style-name="T41">scatole distinte. </text:span>r <text:span text:style-name="T41">gettoni distinguibili o identici tra di loro. Gli </text:span>r <text:span text:style-name="T41">gettoni vanno inseriti (allocati) nelle scatole rispettando certi vincoli. Tipicamente ogni scatola può contenere un numero di gettoni nell'intervallo </text:span>[0, r]<text:span text:style-name="T41">, oppure ogni scatola puo` contenere solo 0 o 1 gettoni.</text:span></text:p>
      <text:p text:style-name="P31"><text:span text:style-name="T41">Interessa contare le possibili allocazioni di gettoni nelle scatole.</text:span></text:p>
      <text:p text:style-name="P31"><text:span text:style-name="T41"/></text:p>
      <text:p text:style-name="P15">Problema I</text:p>
      <text:list xml:id="list1410540677" text:continue-numbering="true" text:style-name="L1">
        <text:list-item>
          <text:p text:style-name="P36"><text:span text:style-name="T35">n</text:span> scatole distinte (ad esempio numerate da 1 ad n)</text:p>
        </text:list-item>
        <text:list-item>
          <text:p text:style-name="P32">r<text:span text:style-name="T41"> gettoni distinguibili</text:span></text:p>
        </text:list-item>
        <text:list-item>
          <text:p text:style-name="P32"><text:span text:style-name="T41">nessun vincolo di riempimento (ogni scatola puo` contenere da 0 a r gettoni)</text:span></text:p>
        </text:list-item>
      </text:list>
      <text:p text:style-name="P33"><text:span text:style-name="T41">Nota bene:</text:span><text:span text:style-name="T43"> in questo caso non ci sono vincoli su r ed n</text:span></text:p>
      <text:p text:style-name="P33"><text:span text:style-name="T41">Esempio:</text:span><text:span text:style-name="T43"> Schedina del Totocalcio. Si modella con n = 3 scatole (contrassegnate</text:span></text:p>
      <text:p text:style-name="P33"><text:span text:style-name="T43">1, X, 2), e r = 13 gettoni distinguibili (le partite di cui si deve pronosticare il</text:span></text:p>
      <text:p text:style-name="P33"><text:span text:style-name="T43">risultato). Ogni allocazione dei gettoni nelle scatole corrisponde ad una giocata</text:span></text:p>
      <text:p text:style-name="P33"><text:span text:style-name="T43">possibile.</text:span></text:p>
      <text:list xml:id="list1066495346" text:continue-numbering="true" text:style-name="L1">
        <text:list-item>
          <text:p text:style-name="P36">Soluzione: <text:span text:style-name="T35">n</text:span><text:span text:style-name="T10">r</text:span></text:p>
        </text:list-item>
      </text:list>
      <text:p text:style-name="P33"><text:span text:style-name="T43"/></text:p>
      <text:p text:style-name="P15">Problema II</text:p>
      <text:list xml:id="list2104382730" text:continue-numbering="true" text:style-name="L1">
        <text:list-item>
          <text:p text:style-name="P36"><text:span text:style-name="T35">n</text:span> scatole distinte (ad esempio numerate da 1 ad n)</text:p>
        </text:list-item>
        <text:list-item>
          <text:p text:style-name="P32">r<text:span text:style-name="T41"> gettoni distinguibili</text:span></text:p>
        </text:list-item>
        <text:list-item>
          <text:p text:style-name="P32"><text:span text:style-name="T41">ogni scatola puo` contenere 0 o 1 gettoni</text:span></text:p>
        </text:list-item>
      </text:list>
      <text:p text:style-name="P13"><text:span text:style-name="T30">Nota bene:</text:span> in questo caso <text:span text:style-name="T35">r </text:span>≤<text:span text:style-name="T35"> n</text:span></text:p>
      <text:p text:style-name="P13"><text:span text:style-name="T30">Esempio:</text:span> Corsa campestre, vedi Problema II. Questo caso si modella con n = 10</text:p>
      <text:p text:style-name="P13">scatole, contrassegnate con i nomi dei 10 atleti, e r = 3 gettoni (contrassegnati</text:p>
      <text:p text:style-name="P13">1, 2, 3). Ogni allocazione dei gettoni nelle scatole rappresenta una possibile terna</text:p>
      <text:p text:style-name="P13">ordinata di vincitori.</text:p>
      <text:list xml:id="list1003560756" text:continue-numbering="true" text:style-name="L1">
        <text:list-item>
          <text:p text:style-name="P36">Soluzione: <text:span text:style-name="T35">P(n, r)</text:span></text:p>
        </text:list-item>
      </text:list>
      <text:p text:style-name="P13"><text:span text:style-name="T35"/></text:p>
      <text:p text:style-name="P15">Problema IIa</text:p>
      <text:p text:style-name="P13">E` il caso particolare del Problema II con r = n. In questo caso, terminata <text:s text:c="4"/>l’allocazione, ogni scatola conterrà esattamente 1 gettone.</text:p>
      <text:p text:style-name="P13"><text:span text:style-name="T30">Esempio:</text:span> Anagrammi della parola MILANO. Le scatole sono n = 6, contrassegnate 1, 2, 3, 4, 5, 6, e rappresentano le posizioni delle lettere della parola che si</text:p>
      <text:p text:style-name="P13">andrà a comporre. I gettoni sono r = n = 6, contrassegnati A, I, L, M, N, O e rappresentano le lettere a disposizione.</text:p>
      <text:list xml:id="list827851763" text:continue-numbering="true" text:style-name="L1">
        <text:list-item>
          <text:p text:style-name="P36">Soluzione: <text:span text:style-name="T35">n! = P (n, n)</text:span></text:p>
        </text:list-item>
      </text:list>
      <text:p text:style-name="P13"/>
      <text:p text:style-name="P15">Problema III</text:p>
      <text:list xml:id="list1209614032" text:continue-numbering="true" text:style-name="L1">
        <text:list-item>
          <text:p text:style-name="P36"><text:span text:style-name="T35">n</text:span> scatole distinte (ad esempio numerate da 1 ad n)</text:p>
        </text:list-item>
        <text:list-item>
          <text:p text:style-name="P32">r<text:span text:style-name="T41"> gettoni identici</text:span></text:p>
        </text:list-item>
        <text:list-item>
          <text:p text:style-name="P32"><text:span text:style-name="T41">ogni scatola puo` contenere 0 o 1 gettoni</text:span></text:p>
        </text:list-item>
      </text:list>
      <text:p text:style-name="P13"><text:span text:style-name="T30">Nota bene:</text:span> in questo caso <text:span text:style-name="T35">r </text:span>≤<text:span text:style-name="T35"> n</text:span></text:p>
      <text:p text:style-name="P13"><text:span text:style-name="T30">Esempio:</text:span> Gioco del Lotto, come nel Problema III. Il modello di allocazione</text:p>
      <text:p text:style-name="P13">consiste di n = 90 scatole (contrassegnate da 1 a 90) e di r = 5 gettoni identici,</text:p>
      <text:p text:style-name="P13">con vincolo di allocazione 0 or 1 gettoni in ogni scatola.</text:p>
      <text:list xml:id="list2133970883" text:continue-numbering="true" text:style-name="L1">
        <text:list-item>
          <text:p text:style-name="P36">Soluzione: <text:span text:style-name="T35">C(n, r)</text:span></text:p>
        </text:list-item>
      </text:list>
      <text:p text:style-name="P15"><text:span text:style-name="T39"/></text:p>
      <text:p text:style-name="P15"><text:span text:style-name="T35">Problema IIIa</text:span></text:p>
      <text:list xml:id="list1746195115" text:continue-numbering="true" text:style-name="L1">
        <text:list-item>
          <text:p text:style-name="P36"><text:span text:style-name="T35">n scatole distinte (ad esempio numerate da 1 ad n)</text:span></text:p>
        </text:list-item>
        <text:list-item>
          <text:p text:style-name="P36"><text:span text:style-name="T35">r = n </text:span>gettoni distinguibili</text:p>
        </text:list-item>
        <text:list-item>
          <text:p text:style-name="P36">la scatola <text:span text:style-name="T35">i</text:span> deve contenere esattamente <text:span text:style-name="T35">n</text:span><text:span text:style-name="T6">i</text:span><text:span text:style-name="T35"> </text:span>gettoni, con <draw:frame draw:style-name="fr1" draw:name="Object11" text:anchor-type="as-char" svg:width="1.057cm" svg:height="0.695cm" draw:z-index="35"><draw:object xlink:href="./Object 39" xlink:type="simple" xlink:show="embed" xlink:actuate="onLoad"/><draw:image xlink:href="./ObjectReplacements/Object 39" xlink:type="simple" xlink:show="embed" xlink:actuate="onLoad"/></draw:frame></text:p>
        </text:list-item>
      </text:list>
      <text:p text:style-name="P13"><text:span text:style-name="T30">Esempio: </text:span>Anagrammi della parola MISSISSIPPI. Il modello di allocazione consiste di n = 4 scatole, contrassegnate M,I,S,P, e di r = 11 gettoni, contrassegnati 1, 2, ..., 11. I gettoni corrispondono alle posizioni delle lettere nella parola che si andrà a comporre. Ad ogni allocazione corrisponde uno degli anagrammi distinguibili.</text:p>
      <text:p text:style-name="P13"/>
      <text:p text:style-name="P13">Soluzione: <draw:frame draw:style-name="fr1" draw:name="Object12" text:anchor-type="as-char" svg:width="1.506cm" svg:height="0.663cm" draw:z-index="36"><draw:object xlink:href="./Object 40" xlink:type="simple" xlink:show="embed" xlink:actuate="onLoad"/><draw:image xlink:href="./ObjectReplacements/Object 40" xlink:type="simple" xlink:show="embed" xlink:actuate="onLoad"/></draw:frame></text:p>
      <text:p text:style-name="P15">Problema IV</text:p>
      <text:list xml:id="list827512833" text:continue-numbering="true" text:style-name="L1">
        <text:list-item>
          <text:p text:style-name="P36"><text:span text:style-name="T35">n</text:span> scatole distinte (ad esempio numerate da 1 ad n)</text:p>
        </text:list-item>
        <text:list-item>
          <text:p text:style-name="P32">r<text:span text:style-name="T41"> gettoni identici</text:span></text:p>
        </text:list-item>
        <text:list-item>
          <text:p text:style-name="P32"><text:span text:style-name="T41">nessun vincolo di riempimento (ogni scatola puo` contenere da 0 a r gettoni)</text:span></text:p>
        </text:list-item>
      </text:list>
      <text:p text:style-name="P31"><text:span text:style-name="T42">Nota bene:</text:span><text:span text:style-name="T41"> in questo caso non ci sono vincoli su n e r.</text:span></text:p>
      <text:p text:style-name="P31"><text:span text:style-name="T42">Esempio:</text:span><text:span text:style-name="T41"> Lancio 3 dadi identici. Quante sono le possibili combinazioni osservabili? In questo caso modelliamo con n = 6 scatole, contrassegnate 1, 2, 3, 4, 5, 6,</text:span></text:p>
      <text:p text:style-name="P31"><text:span text:style-name="T41">e con r = 3 gettoni contrassegnati Lancio1, Lancio2, Lancio3.</text:span></text:p>
      <text:p text:style-name="P31"><text:span text:style-name="T41">Soluzione: </text:span><text:span text:style-name="T41"><draw:frame draw:style-name="fr1" draw:name="Object13" text:anchor-type="as-char" svg:width="1.175cm" svg:height="0.665cm" draw:z-index="37"><draw:object xlink:href="./Object 41" xlink:type="simple" xlink:show="embed" xlink:actuate="onLoad"/><draw:image xlink:href="./ObjectReplacements/Object 41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HG Mincho Light J" svg:font-family="'HG Mincho Light J', msmincho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Grassetto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it" fo:country="IT" style:font-name-asian="DejaVu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it" fo:country="IT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1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1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1" style:font-name-complex="Tahoma2"/>
    </style:style>
    <style:style style:name="Testo_20_fumetto" style:display-name="Testo fumett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Bigliettino_20_-_20_Intestazione_20_1" style:display-name="Bigliettino - Intestazione 1" style:family="paragraph" style:parent-style-name="Standard" style:class="text">
      <style:paragraph-properties fo:margin-top="0cm" fo:margin-bottom="0cm" fo:line-height="100%"/>
      <style:text-properties style:font-name="Bitstream Vera Sans" fo:font-size="6pt" fo:font-weight="bold"/>
    </style:style>
    <style:style style:name="Bigliettino_20_-_20_Intestazione_20_2" style:display-name="Bigliettino - Intestazione 2" style:family="paragraph" style:parent-style-name="Bigliettino_20_-_20_Intestazione_20_1" style:class="text">
      <style:text-properties fo:font-size="5pt" fo:font-style="normal" fo:font-weight="bold"/>
    </style:style>
    <style:style style:name="Bigliettino_20_-_20_Corpo_20_testo" style:display-name="Bigliettino - Corpo testo" style:family="paragraph" style:parent-style-name="Bigliettino_20_-_20_Intestazione_20_2" style:class="text">
      <style:text-properties fo:font-size="6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Car._20_predefinito_20_paragrafo" style:display-name="Car. predefinito paragrafo" style:family="text"/>
    <style:style style:name="Testo_20_segnaposto" style:display-name="Testo segnaposto" style:family="text" style:parent-style-name="Car._20_predefinito_20_paragrafo">
      <style:text-properties fo:color="#808080"/>
    </style:style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Utente Windows</meta:initial-creator>
    <meta:creation-date>2007-06-12T10:28:00</meta:creation-date>
    <dc:date>2009-07-15T00:11:23</dc:date>
    <meta:editing-cycles>79</meta:editing-cycles>
    <meta:editing-duration>PT74H51M40S</meta:editing-duration>
    <meta:print-date>2009-06-23T13:18:30</meta:print-date>
    <meta:document-statistic meta:table-count="0" meta:image-count="0" meta:object-count="44" meta:page-count="2" meta:paragraph-count="287" meta:word-count="3032" meta:character-count="1711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λ</math:mi>
      <math:mfenced math:open="" math:close="">
        <math:mi>G</math:mi>
      </math:mfenced>
      <math:mfenced math:open="" math:close="">
        <math:mrow>
          <math:mstyle math:fontstyle="italic">
            <math:mrow>
              <math:mtext>connett</math:mtext>
            </math:mrow>
          </math:mstyle>
          <math:mtext>.</math:mtext>
          <math:mstyle math:fontstyle="italic">
            <math:mrow>
              <math:mtext>sugli spigoli</math:mtext>
            </math:mrow>
          </math:mstyle>
        </math:mrow>
      </math:mfenced>
      <math:mstyle math:fontstyle="italic">
        <math:mrow>
          <math:mtext>minimo numero di spigoli da</math:mtext>
        </math:mrow>
      </math:mstyle>
    </math:mrow>
    <math:annotation math:encoding="StarMath 5.0">λ left (G right ) left ( ital "connett" "."  ital "sugli spigoli" right ) ital "minimo numero di spigoli da"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tyle math:fontsize="6pt">
        <math:mrow>
          <math:mrow>
            <math:mstyle math:fontstyle="italic">
              <math:mrow>
                <math:mtext>se</math:mtext>
              </math:mrow>
            </math:mstyle>
            <math:mo math:stretchy="false">∀</math:mo>
            <math:mrow>
              <math:mstyle math:fontstyle="italic">
                <math:mrow>
                  <math:mtext>u,v</math:mtext>
                </math:mrow>
              </math:mstyle>
              <math:mo math:stretchy="false">∈</math:mo>
              <math:mi>N</math:mi>
            </math:mrow>
            <math:mo math:stretchy="false">∃</math:mo>
            <math:mstyle math:fontstyle="italic">
              <math:mrow>
                <math:mtext>un cammino che va da un qualsiasi u ad un qualsiasi v</math:mtext>
              </math:mrow>
            </math:mstyle>
          </math:mrow>
        </math:mrow>
      </math:mstyle>
      <math:mrow/>
    </math:mrow>
    <math:annotation math:encoding="StarMath 5.0"> size 6{ ital "se" forall  ital "u,v" in N exists  ital "un cammino che va da un qualsiasi u ad un qualsiasi v"} {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da</math:mi>
          <math:mi math:fontstyle="italic">togliere</math:mi>
          <math:mi math:fontstyle="italic">per</math:mi>
          <math:mi math:fontstyle="italic">trasformare</math:mi>
          <math:mi>G</math:mi>
          <math:mo math:stretchy="false">i</math:mo>
          <math:mi math:fontstyle="italic">un</math:mi>
          <math:mi math:fontstyle="italic">grafo</math:mi>
          <math:mi math:fontstyle="italic">sconnesso</math:mi>
          <math:mi/>
        </math:mrow>
      </math:mtr>
      <math:mtr>
        <math:mrow>
          <math:mi>k</math:mi>
          <math:mrow>
            <math:mo math:stretchy="false">(</math:mo>
            <math:mi>G</math:mi>
            <math:mo math:stretchy="false">)</math:mo>
          </math:mrow>
          <math:mrow>
            <math:mo math:stretchy="false">(</math:mo>
            <math:mrow>
              <math:mi math:fontstyle="italic">connett.</math:mi>
              <math:mi math:fontstyle="italic">sui</math:mi>
              <math:mi math:fontstyle="italic">vertici</math:mi>
            </math:mrow>
            <math:mo math:stretchy="false">)</math:mo>
          </math:mrow>
          <math:mi math:fontstyle="italic">minimo</math:mi>
          <math:mi math:fontstyle="italic">numero</math:mi>
          <math:mi math:fontstyle="italic">di</math:mi>
          <math:mi math:fontstyle="italic">vertici</math:mi>
          <math:mi math:fontstyle="italic">per..</math:mi>
          <math:mo math:stretchy="false">δ</math:mo>
          <math:mrow>
            <math:mo math:stretchy="false">(</math:mo>
            <math:mi>G</math:mi>
            <math:mo math:stretchy="false">)</math:mo>
          </math:mrow>
          <math:mi math:fontstyle="italic">grado</math:mi>
          <math:mi math:fontstyle="italic">minimo</math:mi>
          <math:mi/>
        </math:mrow>
      </math:mtr>
      <math:mtr>
        <math:mrow>
          <math:mo math:stretchy="false">Δ</math:mo>
          <math:mrow>
            <math:mo math:stretchy="false">(</math:mo>
            <math:mi>G</math:mi>
            <math:mo math:stretchy="false">)</math:mo>
          </math:mrow>
          <math:mi math:fontstyle="italic">grado</math:mi>
          <math:mi math:fontstyle="italic">massimo</math:mi>
        </math:mrow>
      </math:mtr>
    </math:mtable>
    <math:annotation math:encoding="StarMath 5.0">da togliere per trasformare G %in un grafo sconnesso ~newline k(G) (connett. sui vertici)  minimo numero di vertici per.. %delta(G) grado minimo ~newline %DELTA(G) grado massimo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italic">Se</math:mi>
      <math:mi math:fontstyle="italic">gr</math:mi>
      <math:mrow>
        <math:mrow>
          <math:mo math:stretchy="false">(</math:mo>
          <math:msub>
            <math:mi>x</math:mi>
            <math:mn>1</math:mn>
          </math:msub>
          <math:mo math:stretchy="false">)</math:mo>
        </math:mrow>
        <math:mo math:stretchy="false">&gt;</math:mo>
        <math:mn>1,</math:mn>
      </math:mrow>
      <math:mi math:fontstyle="italic">gr</math:mi>
      <math:mrow>
        <math:mrow>
          <math:mo math:stretchy="false">(</math:mo>
          <math:msub>
            <math:mi>x</math:mi>
            <math:mn>2</math:mn>
          </math:msub>
          <math:mo math:stretchy="false">)</math:mo>
        </math:mrow>
        <math:mo math:stretchy="false">&gt;</math:mo>
        <math:mn>2,...</math:mn>
      </math:mrow>
      <math:mi math:fontstyle="italic">gr</math:mi>
      <math:mrow>
        <math:mrow>
          <math:mo math:stretchy="false">(</math:mo>
          <math:msub>
            <math:mi>x</math:mi>
            <math:mi>k</math:mi>
          </math:msub>
          <math:mo math:stretchy="false">)</math:mo>
        </math:mrow>
        <math:mo math:stretchy="false">&gt;</math:mo>
        <math:mi>k</math:mi>
      </math:mrow>
      <math:mi math:fontstyle="italic">con</math:mi>
      <math:mrow>
        <math:mi>k</math:mi>
        <math:mo math:stretchy="false">=</math:mo>
        <math:mn>1,..</math:mn>
      </math:mrow>
      <math:mi>,</math:mi>
      <math:mrow>
        <math:mo math:stretchy="false">⌊</math:mo>
        <math:mrow>
          <math:mi>n</math:mi>
          <math:mo math:stretchy="false">/</math:mo>
          <math:mn>2</math:mn>
        </math:mrow>
        <math:mo math:stretchy="false">⌋</math:mo>
      </math:mrow>
      <math:mo math:stretchy="false">→</math:mo>
      <math:mo math:stretchy="false">∃</math:mo>
      <math:mi math:fontstyle="italic">C.H.</math:mi>
    </math:mrow>
    <math:annotation math:encoding="StarMath 5.0">Se gr(x_{1})&gt;1, gr(x_{2})&gt;2,...gr(x_{k})&gt;k con k=1,..,lfloor n/2 rfloor rightarrow exists C.H.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G</math:mi>
      <math:mi math:fontstyle="italic">non</math:mi>
      <math:mi math:fontstyle="italic">orientato</math:mi>
      <math:mi>,</math:mi>
      <math:mrow>
        <math:mi>n</math:mi>
        <math:mo math:stretchy="false">=</math:mo>
        <math:mrow>
          <math:mo math:stretchy="false">∣</math:mo>
          <math:mi>V</math:mi>
          <math:mo math:stretchy="false">∣</math:mo>
        </math:mrow>
      </math:mrow>
      <math:mi>,</math:mi>
      <math:mrow>
        <math:mi>V</math:mi>
        <math:mo math:stretchy="false">=</math:mo>
        <math:mrow>
          <math:mo math:stretchy="false">{</math:mo>
          <math:mrow>
            <math:msub>
              <math:mi>x</math:mi>
              <math:mn>1</math:mn>
            </math:msub>
            <math:mi>,</math:mi>
            <math:mn>...</math:mn>
            <math:mi>,</math:mi>
            <math:msub>
              <math:mi>x</math:mi>
              <math:mi>n</math:mi>
            </math:msub>
          </math:mrow>
          <math:mo math:stretchy="false">}</math:mo>
        </math:mrow>
      </math:mrow>
      <math:mi>,</math:mi>
      <math:mi math:fontstyle="italic">gr</math:mi>
      <math:mrow>
        <math:mrow>
          <math:mo math:stretchy="false">(</math:mo>
          <math:msub>
            <math:mi>x</math:mi>
            <math:mi>j</math:mi>
          </math:msub>
          <math:mo math:stretchy="false">)</math:mo>
        </math:mrow>
        <math:mo math:stretchy="false">≤</math:mo>
        <math:mi math:fontstyle="italic">gr</math:mi>
      </math:mrow>
      <math:mrow>
        <math:mo math:stretchy="false">(</math:mo>
        <math:msub>
          <math:mi>x</math:mi>
          <math:mrow>
            <math:mi>j</math:mi>
            <math:mo math:stretchy="false">+</math:mo>
            <math:mn>1</math:mn>
          </math:mrow>
        </math:msub>
        <math:mo math:stretchy="false">)</math:mo>
      </math:mrow>
      <math:mn>.</math:mn>
    </math:mrow>
    <math:annotation math:encoding="StarMath 5.0">G non orientato, n= lline V rline, V=lbrace x_{1},...,x_n rbrace, gr(x_{j}) leslant gr(x_{j+1}).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v</math:mi>
      <math:mi>,</math:mi>
      <math:mrow>
        <math:mi>u</math:mi>
        <math:mo math:stretchy="false">∈</math:mo>
        <math:mi>V</math:mi>
      </math:mrow>
      <math:mo math:stretchy="false">∃</math:mo>
      <math:mi math:fontstyle="italic">un</math:mi>
      <math:mi math:fontstyle="italic">unico</math:mi>
      <math:mi math:fontstyle="italic">cammino</math:mi>
      <math:mi math:fontstyle="italic">che</math:mi>
      <math:mi math:fontstyle="italic">collega</math:mi>
      <math:mi>u</math:mi>
      <math:mi>e</math:mi>
      <math:mi>v</math:mi>
    </math:mrow>
    <math:annotation math:encoding="StarMath 5.0">forall v,u in V exists un unico cammino che collega u e v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∑</math:mo>
        <math:mi math:fontstyle="italic">gr</math:mi>
      </math:mrow>
      <math:mrow>
        <math:mrow>
          <math:mo math:stretchy="false">(</math:mo>
          <math:mi>v</math:mi>
          <math:mo math:stretchy="false">)</math:mo>
        </math:mrow>
        <math:mo math:stretchy="false">=</math:mo>
        <math:mn>2E</math:mn>
      </math:mrow>
    </math:mrow>
    <math:annotation math:encoding="StarMath 5.0">sum gr(v) = 2E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≥</math:mo>
      <math:mrow>
        <math:mo math:stretchy="false">⌈</math:mo>
        <math:mrow>
          <math:msub>
            <math:mi>log</math:mi>
            <math:mi>m</math:mi>
          </math:msub>
          <math:mrow>
            <math:mo math:stretchy="false">(</math:mo>
            <math:mi>l</math:mi>
            <math:mo math:stretchy="false">)</math:mo>
          </math:mrow>
        </math:mrow>
        <math:mo math:stretchy="false">⌉</math:mo>
      </math:mrow>
    </math:mrow>
    <math:annotation math:encoding="StarMath 5.0">h geslant lceil log_m(l) rceil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row>
        <math:mo math:stretchy="false">⌈</math:mo>
        <math:mrow>
          <math:msub>
            <math:mi>log</math:mi>
            <math:mi>m</math:mi>
          </math:msub>
          <math:mrow>
            <math:mo math:stretchy="false">(</math:mo>
            <math:mi>l</math:mi>
            <math:mo math:stretchy="false">)</math:mo>
          </math:mrow>
        </math:mrow>
        <math:mo math:stretchy="false">⌉</math:mo>
      </math:mrow>
    </math:mrow>
    <math:annotation math:encoding="StarMath 5.0">h = lceil log_m(l) rceil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i>'</math:mi>
        <math:mo math:stretchy="false">⊆</math:mo>
        <math:mi>E</math:mi>
      </math:mrow>
    </math:mrow>
    <math:annotation math:encoding="StarMath 5.0">E' subseteq E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n</math:mi>
      </math:msub>
      <math:mi>,</math:mi>
      <math:mrow>
        <math:mi>n</math:mi>
        <math:mo math:stretchy="false">≥</math:mo>
        <math:mn>2,</math:mn>
      </math:mrow>
      <math:mi>k</math:mi>
      <math:mrow>
        <math:mrow>
          <math:mo math:stretchy="false">(</math:mo>
          <math:mi>g</math:mi>
          <math:mo math:stretchy="false">)</math:mo>
        </math:mrow>
        <math:mo math:stretchy="false">=</math:mo>
        <math:mo math:stretchy="false">λ</math:mo>
      </math:mrow>
      <math:mrow>
        <math:mrow>
          <math:mo math:stretchy="false">(</math:mo>
          <math:mi>g</math:mi>
          <math:mo math:stretchy="false">)</math:mo>
        </math:mrow>
        <math:mo math:stretchy="false">=</math:mo>
        <math:mo math:stretchy="false">δ</math:mo>
      </math:mrow>
      <math:mrow>
        <math:mrow>
          <math:mo math:stretchy="false">(</math:mo>
          <math:mi>g</math:mi>
          <math:mo math:stretchy="false">)</math:mo>
        </math:mrow>
        <math:mo math:stretchy="false">=</math:mo>
        <math:mrow>
          <math:mi>n</math:mi>
          <math:mo math:stretchy="false">−</math:mo>
          <math:mn>1</math:mn>
        </math:mrow>
      </math:mrow>
    </math:mrow>
    <math:annotation math:encoding="StarMath 5.0">K_{n}, n geslant 2, k(g) = %lambda(g) = %delta(g) = n - 1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S</math:mi>
            <math:mo math:stretchy="false">⊆</math:mo>
            <math:mi>E</math:mi>
          </math:mrow>
          <math:mi math:fontstyle="italic">t.c.</math:mi>
          <math:mrow>
            <math:mn>1</math:mn>
            <math:mo math:stretchy="false">−</math:mo>
            <math:mi>G</math:mi>
          </math:mrow>
          <math:mrow>
            <math:mo math:stretchy="false">(</math:mo>
            <math:mrow>
              <math:mi>V</math:mi>
              <math:mi>,</math:mi>
              <math:mrow>
                <math:mi>E</math:mi>
                <math:mo math:stretchy="false">∖</math:mo>
                <math:mi>S</math:mi>
              </math:mrow>
            </math:mrow>
            <math:mo math:stretchy="false">)</math:mo>
          </math:mrow>
          <math:mi>e</math:mi>
          <math:mi>'</math:mi>
          <math:mi math:fontstyle="italic">sconnesso</math:mi>
          <math:mrow>
            <math:mn>2</math:mn>
            <math:mo math:stretchy="false">−</math:mo>
            <math:mi math:fontstyle="italic">togliendo</math:mi>
          </math:mrow>
          <math:mi math:fontstyle="italic">alcuni</math:mi>
          <math:mi math:fontstyle="italic">spigoli</math:mi>
          <math:mi math:fontstyle="italic">di</math:mi>
          <math:mi>S</math:mi>
          <math:mi>,</math:mi>
          <math:mi math:fontstyle="italic">ma</math:mi>
          <math:mi math:fontstyle="italic">non</math:mi>
          <math:mi/>
        </math:mrow>
      </math:mtr>
      <math:mtr>
        <math:mrow>
          <math:mi math:fontstyle="italic">tutti</math:mi>
          <math:mi>,</math:mi>
          <math:mi math:fontstyle="italic">il</math:mi>
          <math:mi math:fontstyle="italic">grafo</math:mi>
          <math:mi math:fontstyle="italic">rimane</math:mi>
          <math:mi math:fontstyle="italic">connesso</math:mi>
        </math:mrow>
      </math:mtr>
    </math:mtable>
    <math:annotation math:encoding="StarMath 5.0">S subseteq E t.c. 1- G(V,E setminus S) e' sconnesso 2- togliendo alcuni spigoli di S, ma non ~newline tutti, il grafo rimane connesso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≤</math:mo>
        <math:mtext>|</math:mtext>
      </math:mrow>
      <math:mi>E</math:mi>
      <math:mrow>
        <math:mtext>|</math:mtext>
        <math:mo math:stretchy="false">≤</math:mo>
        <math:mrow>
          <math:mo math:stretchy="false">∣</math:mo>
          <math:mi>V</math:mi>
          <math:mo math:stretchy="false">∣</math:mo>
        </math:mrow>
      </math:mrow>
      <math:mrow>
        <math:mrow>
          <math:mo math:stretchy="false">(</math:mo>
          <math:mrow>
            <math:mo math:stretchy="false">∣</math:mo>
            <math:mrow>
              <math:mi>V</math:mi>
              <math:mo math:stretchy="false">−</math:mo>
              <math:mn>1</math:mn>
            </math:mrow>
            <math:mo math:stretchy="false">∣</math:mo>
          </math:mrow>
          <math:mo math:stretchy="false">)</math:mo>
        </math:mrow>
        <math:mo math:stretchy="false">/</math:mo>
        <math:mn>2</math:mn>
      </math:mrow>
    </math:mrow>
    <math:annotation math:encoding="StarMath 5.0">0 leslant "|"E"|" leslant lline V rline (lline V - 1 rline ) / 2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∣</math:mo>
          <math:mi>E</math:mi>
          <math:mo math:stretchy="false">∣</math:mo>
        </math:mrow>
        <math:mo math:stretchy="false">=</math:mo>
        <math:mi>n</math:mi>
      </math:mrow>
      <math:mrow>
        <math:mrow>
          <math:mo math:stretchy="false">(</math:mo>
          <math:mrow>
            <math:mi>n</math:mi>
            <math:mo math:stretchy="false">−</math:mo>
            <math:mn>1</math:mn>
          </math:mrow>
          <math:mo math:stretchy="false">)</math:mo>
        </math:mrow>
        <math:mo math:stretchy="false">/</math:mo>
        <math:mn>2</math:mn>
      </math:mrow>
    </math:mrow>
    <math:annotation math:encoding="StarMath 5.0">lline E rline = n(n-1)/2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text>1)</math:mtext>
      <math:mrow>
        <math:mi>V</math:mi>
        <math:mo math:stretchy="false">=</math:mo>
        <math:mrow>
          <math:msub>
            <math:mi>V</math:mi>
            <math:mn>1</math:mn>
          </math:msub>
          <math:mo math:stretchy="false">∪</math:mo>
          <math:msub>
            <math:mi>V</math:mi>
            <math:mn>2</math:mn>
          </math:msub>
        </math:mrow>
      </math:mrow>
      <math:mtext> ; 2) </math:mtext>
      <math:mrow>
        <math:mrow>
          <math:msub>
            <math:mi>V</math:mi>
            <math:mn>1</math:mn>
          </math:msub>
          <math:mo math:stretchy="false">∩</math:mo>
          <math:msub>
            <math:mi>V</math:mi>
            <math:mn>2</math:mn>
          </math:msub>
        </math:mrow>
        <math:mo math:stretchy="false">=</math:mo>
        <math:mo math:stretchy="false">∅</math:mo>
      </math:mrow>
      <math:mtext> ; 3) </math:mtext>
      <math:msub>
        <math:mi>V</math:mi>
        <math:mn>1,</math:mn>
      </math:msub>
      <math:mrow>
        <math:msub>
          <math:mi>V</math:mi>
          <math:mn>2</math:mn>
        </math:msub>
        <math:mo math:stretchy="false">≠</math:mo>
        <math:mo math:stretchy="false">∅</math:mo>
      </math:mrow>
      <math:mtext> ; 4) gli estremi di ogni spigolo stanno in parti diverse.</math:mtext>
    </math:mrow>
    <math:annotation math:encoding="StarMath 5.0">"1)" V = V_1 union V_2 " ; 2) " V_1 intersection V_2 = emptyset " ; 3) "
V_1, V_2 &lt;&gt; emptyset " ; 4) gli estremi di ogni spigolo stanno in parti diverse." 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o math:stretchy="false">(</math:mo>
        <math:mrow>
          <math:msub>
            <math:mi>V</math:mi>
            <math:mn>1,</math:mn>
          </math:msub>
          <math:msub>
            <math:mi>V</math:mi>
            <math:mn>2</math:mn>
          </math:msub>
          <math:mi>;</math:mi>
          <math:mi>E</math:mi>
        </math:mrow>
        <math:mo math:stretchy="false">)</math:mo>
      </math:mrow>
      <math:mi/>
      <math:mrow>
        <math:mrow>
          <math:mn>0</math:mn>
          <math:mo math:stretchy="false">≤</math:mo>
          <math:mrow>
            <math:mo math:stretchy="false">∣</math:mo>
            <math:mi>E</math:mi>
            <math:mo math:stretchy="false">∣</math:mo>
          </math:mrow>
        </math:mrow>
        <math:mo math:stretchy="false">≤</math:mo>
        <math:mrow>
          <math:mo math:stretchy="false">∣</math:mo>
          <math:msub>
            <math:mi>V</math:mi>
            <math:mn>1</math:mn>
          </math:msub>
          <math:mo math:stretchy="false">∣</math:mo>
        </math:mrow>
      </math:mrow>
      <math:mrow>
        <math:mo math:stretchy="false">∣</math:mo>
        <math:msub>
          <math:mi>V</math:mi>
          <math:mn>2</math:mn>
        </math:msub>
        <math:mo math:stretchy="false">∣</math:mo>
      </math:mrow>
    </math:mrow>
    <math:annotation math:encoding="StarMath 5.0">G(V_1, V_2; E) ~~ 0 leslant lline E rline leslant lline V_1 rline lline V_2 rline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row>
            <math:mi>i</math:mi>
            <math:mi>,</math:mi>
            <math:mi>j</math:mi>
          </math:mrow>
        </math:msub>
        <math:mo math:stretchy="false">=</math:mo>
        <math:mn>1</math:mn>
      </math:mrow>
      <math:mi math:fontstyle="italic">se</math:mi>
      <math:msub>
        <math:mi>E</math:mi>
        <math:mi>j</math:mi>
      </math:msub>
      <math:mi math:fontstyle="italic">entra</math:mi>
      <math:mtext>in</math:mtext>
      <math:msub>
        <math:mi>V</math:mi>
        <math:mi>i</math:mi>
      </math:msub>
      <math:mrow>
        <math:mi>;</math:mi>
        <math:mo math:stretchy="false">−</math:mo>
        <math:mn>1</math:mn>
      </math:mrow>
      <math:mi math:fontstyle="italic">se</math:mi>
      <math:msub>
        <math:mi>E</math:mi>
        <math:mi>j</math:mi>
      </math:msub>
      <math:mi math:fontstyle="italic">esce</math:mi>
      <math:mi math:fontstyle="italic">da</math:mi>
      <math:msub>
        <math:mi>V</math:mi>
        <math:mi>i</math:mi>
      </math:msub>
      <math:mi>;</math:mi>
      <math:mn>0</math:mn>
      <math:mi math:fontstyle="italic">altrimenti</math:mi>
    </math:mrow>
    <math:annotation math:encoding="StarMath 5.0">M_{i,j} = 1 se E_j entra "in" V_i ; -1 se E_j esce da V_i ; 0 altrimenti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o math:stretchy="false">(</math:mo>
          <math:mrow>
            <math:mi>V</math:mi>
            <math:mi>,</math:mi>
            <math:mi>E</math:mi>
          </math:mrow>
          <math:mo math:stretchy="false">)</math:mo>
        </math:mrow>
      </math:mrow>
      <math:mi>,</math:mi>
      <math:mrow>
        <math:msup>
          <math:mi>G</math:mi>
          <math:mn>1</math:mn>
        </math:msup>
        <math:mo math:stretchy="false">=</math:mo>
        <math:mrow>
          <math:mo math:stretchy="false">(</math:mo>
          <math:mrow>
            <math:msup>
              <math:mi>V</math:mi>
              <math:mn>1,</math:mn>
            </math:msup>
            <math:msup>
              <math:mi>E</math:mi>
              <math:mn>1</math:mn>
            </math:msup>
          </math:mrow>
          <math:mo math:stretchy="false">)</math:mo>
        </math:mrow>
      </math:mrow>
      <math:mi/>
      <math:mtext>1)</math:mtext>
      <math:mrow>
        <math:msup>
          <math:mi>V</math:mi>
          <math:mn>1</math:mn>
        </math:msup>
        <math:mo math:stretchy="false">⊆</math:mo>
        <math:mi>V</math:mi>
      </math:mrow>
      <math:mtext>2)</math:mtext>
      <math:mrow>
        <math:msup>
          <math:mi>E</math:mi>
          <math:mn>1</math:mn>
        </math:msup>
        <math:mo math:stretchy="false">⊆</math:mo>
        <math:mi>E</math:mi>
      </math:mrow>
      <math:mtext>3)</math:mtext>
      <math:mrow>
        <math:msup>
          <math:mi>E</math:mi>
          <math:mn>1</math:mn>
        </math:msup>
        <math:mo math:stretchy="false">⊆</math:mo>
        <math:msup>
          <math:mi>V</math:mi>
          <math:mn>1</math:mn>
        </math:msup>
      </math:mrow>
      <math:mi>x</math:mi>
      <math:msup>
        <math:mi>V</math:mi>
        <math:mn>1</math:mn>
      </math:msup>
    </math:mrow>
    <math:annotation math:encoding="StarMath 5.0">G = (V, E), G^1 = (V^1, E^1) ~~ "1)" V^1 subseteq V "2)" E^1 subseteq E "3)" E^1 subseteq V^1 x V^1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i>'</math:mi>
        <math:mo math:stretchy="false">=</math:mo>
        <math:mrow>
          <math:mi>E</math:mi>
          <math:mo math:stretchy="false">∩</math:mo>
          <math:mrow>
            <math:mo math:stretchy="false">(</math:mo>
            <math:mrow>
              <math:mi>V</math:mi>
              <math:mi>'</math:mi>
              <math:mi math:fontstyle="italic">xV</math:mi>
              <math:mi>'</math:mi>
            </math:mrow>
            <math:mo math:stretchy="false">)</math:mo>
          </math:mrow>
        </math:mrow>
      </math:mrow>
    </math:mrow>
    <math:annotation math:encoding="StarMath 5.0">E' = E intersection (V'xV'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G</math:mi>
          <math:mi math:fontstyle="italic">planare</math:mi>
          <math:mi>e</math:mi>
          <math:mi math:fontstyle="italic">con</math:mi>
          <math:mi math:fontstyle="italic">un</math:mi>
          <math:mi math:fontstyle="italic">circuito</math:mi>
          <math:mi math:fontstyle="italic">hamiltoniano</math:mi>
          <math:mi/>
        </math:mrow>
      </math:mtr>
      <math:mtr>
        <math:mrow>
          <math:mrow>
            <math:munder>
              <math:mo math:stretchy="false">∑</math:mo>
              <math:mi>i</math:mi>
            </math:munder>
            <math:mrow>
              <math:mo math:stretchy="false">(</math:mo>
              <math:mrow>
                <math:mi>i</math:mi>
                <math:mo math:stretchy="false">−</math:mo>
                <math:mn>2</math:mn>
              </math:mrow>
              <math:mo math:stretchy="false">)</math:mo>
            </math:mrow>
          </math:mrow>
          <math:mrow>
            <math:mrow>
              <math:mo math:stretchy="false">(</math:mo>
              <math:mrow>
                <math:msub>
                  <math:mi>r</math:mi>
                  <math:mi>i</math:mi>
                </math:msub>
                <math:mo math:stretchy="false">−</math:mo>
                <math:msubsup>
                  <math:mi>r</math:mi>
                  <math:mi>i</math:mi>
                  <math:mi>'</math:mi>
                </math:msubsup>
              </math:mrow>
              <math:mo math:stretchy="false">)</math:mo>
            </math:mrow>
            <math:mo math:stretchy="false">=</math:mo>
            <math:mn>0</math:mn>
          </math:mrow>
          <math:mi/>
        </math:mrow>
      </math:mtr>
      <math:mtr>
        <math:mrow>
          <math:msub>
            <math:mi>r</math:mi>
            <math:mi>i</math:mi>
          </math:msub>
          <math:mi math:fontstyle="normal">:</math:mi>
          <math:mi math:fontstyle="italic">regioni</math:mi>
          <math:mi math:fontstyle="italic">all</math:mi>
          <math:mi>'</math:mi>
          <math:mi math:fontstyle="italic">interno</math:mi>
          <math:mi math:fontstyle="italic">del</math:mi>
          <math:mi math:fontstyle="italic">C.H.</math:mi>
          <math:mi math:fontstyle="italic">delimitate</math:mi>
          <math:mi math:fontstyle="italic">da</math:mi>
          <math:mi>i</math:mi>
          <math:mi math:fontstyle="italic">archi</math:mi>
          <math:mi/>
        </math:mrow>
      </math:mtr>
      <math:mtr>
        <math:mrow>
          <math:msubsup>
            <math:mi>r</math:mi>
            <math:mi>i</math:mi>
            <math:mi>'</math:mi>
          </math:msubsup>
          <math:mi math:fontstyle="normal">:</math:mi>
          <math:mi math:fontstyle="italic">regioni</math:mi>
          <math:mi math:fontstyle="italic">all</math:mi>
          <math:mi>'</math:mi>
          <math:mi math:fontstyle="italic">esterno</math:mi>
          <math:mi math:fontstyle="italic">del</math:mi>
          <math:mi math:fontstyle="italic">C.H.</math:mi>
          <math:mi math:fontstyle="italic">delimitate</math:mi>
          <math:mi math:fontstyle="italic">da</math:mi>
          <math:mi>i</math:mi>
          <math:mi math:fontstyle="italic">archi</math:mi>
        </math:mrow>
      </math:mtr>
    </math:mtable>
    <math:annotation math:encoding="StarMath 5.0">G planare e con un circuito hamiltoniano ~newline
sum from i {(i-2)}(r_i - r_i^') = 0 ~newline
r_i: regioni all'interno del C.H. delimitate da i archi ~newline
r_i^': regioni all'esterno del C.H. delimitate da i archi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tyle math:fontsize="6pt">
        <math:mrow>
          <math:mrow>
            <math:mrow>
              <math:mn>1</math:mn>
              <math:mo math:stretchy="false">≤</math:mo>
              <math:mi>i</math:mi>
            </math:mrow>
            <math:mo math:stretchy="false">≤</math:mo>
            <math:mrow>
              <math:mo math:stretchy="false">∣</math:mo>
              <math:mi>n</math:mi>
              <math:mo math:stretchy="false">∣</math:mo>
            </math:mrow>
          </math:mrow>
        </math:mrow>
      </math:mstyle>
      <math:mrow/>
    </math:mrow>
    <math:annotation math:encoding="StarMath 5.0"> size 6{1 &lt;= i &lt;=  lline n rline } {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i>a</math:mi>
              <math:mo math:stretchy="false">+</math:mo>
              <math:mi>x</math:mi>
            </math:mrow>
            <math:mo math:stretchy="false">)</math:mo>
          </math:mrow>
          <math:mi>n</math:mi>
        </math:msup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0</math:mn>
            </math:mrow>
            <math:mi>n</math:mi>
          </math:munderover>
          <math:mfenced math:open="" math:close="">
            <math:mtable>
              <math:mtr>
                <math:mi>n</math:mi>
              </math:mtr>
              <math:mtr>
                <math:mi>k</math:mi>
              </math:mtr>
            </math:mtable>
          </math:mfenced>
        </math:mrow>
      </math:mrow>
      <math:msup>
        <math:mi>a</math:mi>
        <math:mrow>
          <math:mi>n</math:mi>
          <math:mo math:stretchy="false">−</math:mo>
          <math:mi>k</math:mi>
        </math:mrow>
      </math:msup>
      <math:msup>
        <math:mi>x</math:mi>
        <math:mi>k</math:mi>
      </math:msup>
    </math:mrow>
    <math:annotation math:encoding="StarMath 5.0">(a + x)^n = sum from {k=0} to n left ( binom{n}{k} right ) a^{n-k} x^k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6pt">
        <math:mrow>
          <math:mrow>
            <math:mi>X</math:mi>
            <math:mo math:stretchy="false">∈</math:mo>
            <math:mfenced math:open="{" math:close="}">
              <math:mrow>
                <math:mi>Δ</math:mi>
                <math:mfenced math:open="" math:close="">
                  <math:mi>G</math:mi>
                </math:mfenced>
                <math:mstyle math:fontstyle="italic">
                  <math:mrow>
                    <math:mtext>,Δ</math:mtext>
                  </math:mrow>
                </math:mstyle>
                <math:mrow>
                  <math:mfenced math:open="" math:close="">
                    <math:mi>G</math:mi>
                  </math:mfenced>
                  <math:mo math:stretchy="false">+</math:mo>
                  <math:mn>1</math:mn>
                </math:mrow>
              </math:mrow>
            </math:mfenced>
          </math:mrow>
        </math:mrow>
      </math:mstyle>
      <math:mrow/>
    </math:mrow>
    <math:annotation math:encoding="StarMath 5.0"> size 6{X in  left lbrace Δ left (G right ) ital ",Δ" left (G right )+1 right rbrace } {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n>1</math:mn>
              <math:mo math:stretchy="false">+</math:mo>
              <math:mi>x</math:mi>
            </math:mrow>
            <math:mo math:stretchy="false">)</math:mo>
          </math:mrow>
          <math:mi>n</math:mi>
        </math:msup>
        <math:mo math:stretchy="false">=</math:mo>
        <math:mrow>
          <math:mfenced math:open="" math:close="">
            <math:mtable>
              <math:mtr>
                <math:mi>n</math:mi>
              </math:mtr>
              <math:mtr>
                <math:mn>0</math:mn>
              </math:mtr>
            </math:mtable>
          </math:mfenced>
          <math:mo math:stretchy="false">+</math:mo>
          <math:mfenced math:open="" math:close="">
            <math:mtable>
              <math:mtr>
                <math:mi>n</math:mi>
              </math:mtr>
              <math:mtr>
                <math:mn>1</math:mn>
              </math:mtr>
            </math:mtable>
          </math:mfenced>
        </math:mrow>
      </math:mrow>
      <math:mrow>
        <math:mi>x</math:mi>
        <math:mo math:stretchy="false">+</math:mo>
        <math:mfenced math:open="" math:close="">
          <math:mtable>
            <math:mtr>
              <math:mi>n</math:mi>
            </math:mtr>
            <math:mtr>
              <math:mn>2</math:mn>
            </math:mtr>
          </math:mtable>
        </math:mfenced>
      </math:mrow>
      <math:mrow>
        <math:mrow>
          <math:msup>
            <math:mi>x</math:mi>
            <math:mn>2</math:mn>
          </math:msup>
          <math:mo math:stretchy="false">+</math:mo>
          <math:mn>...</math:mn>
        </math:mrow>
        <math:mo math:stretchy="false">+</math:mo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</math:mrow>
      <math:mrow>
        <math:mrow>
          <math:msup>
            <math:mi>x</math:mi>
            <math:mi>k</math:mi>
          </math:msup>
          <math:mo math:stretchy="false">+</math:mo>
          <math:mn>...</math:mn>
        </math:mrow>
        <math:mo math:stretchy="false">+</math:mo>
        <math:mfenced math:open="" math:close="">
          <math:mtable>
            <math:mtr>
              <math:mi>n</math:mi>
            </math:mtr>
            <math:mtr>
              <math:mi>n</math:mi>
            </math:mtr>
          </math:mtable>
        </math:mfenced>
      </math:mrow>
      <math:msup>
        <math:mi>x</math:mi>
        <math:mi>n</math:mi>
      </math:msup>
    </math:mrow>
    <math:annotation math:encoding="StarMath 5.0">(1 + x)^n = left ( binom{n}{0} right ) + 
left ( binom{n}{1} right )x +
left ( binom{n}{2} right )x^2 +
... +
left ( binom{n}{k} right )x^k + ... +   
left ( binom{n}{n} right )x^n 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i>n</math:mi>
            </math:mtr>
            <math:mtr>
              <math:mi>k</math:mi>
            </math:mtr>
          </math:mtable>
        </math:mfenced>
        <math:mo math:stretchy="false">=</math:mo>
        <math:mfrac>
          <math:mrow>
            <math:mi>n</math:mi>
            <math:mi>!</math:mi>
          </math:mrow>
          <math:mrow>
            <math:mi>k</math:mi>
            <math:mi>!</math:mi>
            <math:mrow>
              <math:mo math:stretchy="false">(</math:mo>
              <math:mrow>
                <math:mi>n</math:mi>
                <math:mo math:stretchy="false">−</math:mo>
                <math:mi>k</math:mi>
              </math:mrow>
              <math:mo math:stretchy="false">)</math:mo>
            </math:mrow>
            <math:mi>!</math:mi>
          </math:mrow>
        </math:mfrac>
      </math:mrow>
      <math:mo math:stretchy="false">=</math:mo>
      <math:mfenced math:open="" math:close="">
        <math:mtable>
          <math:mtr>
            <math:mi>n</math:mi>
          </math:mtr>
          <math:mtr>
            <math:mrow>
              <math:mi>n</math:mi>
              <math:mo math:stretchy="false">−</math:mo>
              <math:mi>k</math:mi>
            </math:mrow>
          </math:mtr>
        </math:mtable>
      </math:mfenced>
    </math:mrow>
    <math:annotation math:encoding="StarMath 5.0">left ( binom{n}{k} right ) = {n!} over {k!(n - k)!} = 
left ( binom{n}{n-k} right )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n</math:mi>
          </math:mtr>
          <math:mtr>
            <math:mi>k</math:mi>
          </math:mtr>
        </math:mtable>
      </math:mfenced>
      <math:mo math:stretchy="false">=</math:mo>
      <math:mrow>
        <math:mfenced math:open="" math:close="">
          <math:mtable>
            <math:mtr>
              <math:mrow>
                <math:mi>n</math:mi>
                <math:mo math:stretchy="false">−</math:mo>
                <math:mn>1</math:mn>
              </math:mrow>
            </math:mtr>
            <math:mtr>
              <math:mi>k</math:mi>
            </math:mtr>
          </math:mtable>
        </math:mfenced>
        <math:mo math:stretchy="false">−</math:mo>
        <math:mfenced math:open="" math:close="">
          <math:mtable>
            <math:mtr>
              <math:mrow>
                <math:mi>n</math:mi>
                <math:mo math:stretchy="false">−</math:mo>
                <math:mn>1</math:mn>
              </math:mrow>
            </math:mtr>
            <math:mtr>
              <math:mrow>
                <math:mi>k</math:mi>
                <math:mo math:stretchy="false">−</math:mo>
                <math:mn>1</math:mn>
              </math:mrow>
            </math:mtr>
          </math:mtable>
        </math:mfenced>
      </math:mrow>
    </math:mrow>
    <math:annotation math:encoding="StarMath 5.0">left ( binom{n}{k} right ) = left ( binom{n-1}{k} right ) - left ( binom{n-1}{k-1} right )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a</math:mi>
          <math:mn>0</math:mn>
        </math:msub>
        <math:mo math:stretchy="false">+</math:mo>
        <math:mrow>
          <math:munderover>
            <math:mo math:stretchy="false">∑</math:mo>
            <math:mn>1</math:mn>
            <math:mi>n</math:mi>
          </math:munderover>
          <math:mi>f</math:mi>
        </math:mrow>
      </math:mrow>
      <math:mrow>
        <math:mo math:stretchy="false">(</math:mo>
        <math:mi>k</math:mi>
        <math:mo math:stretchy="false">)</math:mo>
      </math:mrow>
    </math:mrow>
    <math:annotation math:encoding="StarMath 5.0">a_0 + sum from 1 to n f(k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row>
          <math:mi>r</math:mi>
          <math:mi>,</math:mi>
          <math:msub>
            <math:mi>r</math:mi>
            <math:mn>1,</math:mn>
          </math:msub>
          <math:msub>
            <math:mi>r</math:mi>
            <math:mn>2,</math:mn>
          </math:msub>
          <math:mn>...</math:mn>
          <math:mi>,</math:mi>
          <math:msub>
            <math:mi>r</math:mi>
            <math:mi>n</math:mi>
          </math:msub>
        </math:mrow>
        <math:mo math:stretchy="false">)</math:mo>
      </math:mrow>
    </math:mrow>
    <math:annotation math:encoding="StarMath 5.0">P(r,r_1, r_2, ..., r_n)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n</math:mi>
          </math:mtr>
          <math:mtr>
            <math:mi>k</math:mi>
          </math:mtr>
        </math:mtable>
      </math:mfenced>
      <math:mrow>
        <math:mfenced math:open="" math:close="">
          <math:mtable>
            <math:mtr>
              <math:mi>k</math:mi>
            </math:mtr>
            <math:mtr>
              <math:mi>m</math:mi>
            </math:mtr>
          </math:mtable>
        </math:mfenced>
        <math:mo math:stretchy="false">=</math:mo>
        <math:mfenced math:open="" math:close="">
          <math:mtable>
            <math:mtr>
              <math:mi>n</math:mi>
            </math:mtr>
            <math:mtr>
              <math:mi>m</math:mi>
            </math:mtr>
          </math:mtable>
        </math:mfenced>
      </math:mrow>
      <math:mfenced math:open="" math:close="">
        <math:mtable>
          <math:mtr>
            <math:mrow>
              <math:mi>n</math:mi>
              <math:mo math:stretchy="false">−</math:mo>
              <math:mi>m</math:mi>
            </math:mrow>
          </math:mtr>
          <math:mtr>
            <math:mrow>
              <math:mi>k</math:mi>
              <math:mo math:stretchy="false">−</math:mo>
              <math:mi>m</math:mi>
            </math:mrow>
          </math:mtr>
        </math:mtable>
      </math:mfenced>
    </math:mrow>
    <math:annotation math:encoding="StarMath 5.0">left ( binom{n}{k} right ) left ( binom{k}{m} right ) = left ( binom{n}{m} right ) left ( binom{n-m}{k-m} right )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i>n</math:mi>
        </math:mtr>
        <math:mtr>
          <math:mi>r</math:mi>
        </math:mtr>
      </math:mtable>
    </math:mfenced>
    <math:annotation math:encoding="StarMath 5.0">left ( binom{n}{r} right )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!</math:mi>
      </math:mrow>
      <math:mrow>
        <math:msub>
          <math:mi>n</math:mi>
          <math:mn>1</math:mn>
        </math:msub>
        <math:mi>!</math:mi>
        <math:msub>
          <math:mi>n</math:mi>
          <math:mn>2</math:mn>
        </math:msub>
        <math:mi>!</math:mi>
        <math:mn>...</math:mn>
        <math:msub>
          <math:mi>n</math:mi>
          <math:mi>k</math:mi>
        </math:msub>
        <math:mi>!</math:mi>
      </math:mrow>
    </math:mfrac>
    <math:annotation math:encoding="StarMath 5.0">{n!} over {n_1! n_2! ... n_k!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row>
            <math:mrow>
              <math:mi>n</math:mi>
              <math:mo math:stretchy="false">+</math:mo>
              <math:mi>r</math:mi>
            </math:mrow>
            <math:mo math:stretchy="false">−</math:mo>
            <math:mn>1</math:mn>
          </math:mrow>
        </math:mtr>
        <math:mtr>
          <math:mi>r</math:mi>
        </math:mtr>
      </math:mtable>
    </math:mfenced>
    <math:annotation math:encoding="StarMath 5.0">left ( binom{n + r - 1}{r} right )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k</math:mi>
        </math:munderover>
        <math:msub>
          <math:mi>n</math:mi>
          <math:mi>i</math:mi>
        </math:msub>
      </math:mrow>
      <math:mo math:stretchy="false">=</math:mo>
      <math:mi>n</math:mi>
    </math:mrow>
    <math:annotation math:encoding="StarMath 5.0">sum from i=1 to k n_i = n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6pt">
        <math:mrow>
          <math:mrow>
            <math:mi>k</math:mi>
            <math:mrow>
              <math:mfenced math:open="" math:close="">
                <math:mi>G</math:mi>
              </math:mfenced>
              <math:mo math:stretchy="false">≤</math:mo>
              <math:mi>λ</math:mi>
            </math:mrow>
            <math:mrow>
              <math:mfenced math:open="" math:close="">
                <math:mi>G</math:mi>
              </math:mfenced>
              <math:mo math:stretchy="false">≤</math:mo>
              <math:mi>δ</math:mi>
            </math:mrow>
            <math:mrow>
              <math:mfenced math:open="" math:close="">
                <math:mi>G</math:mi>
              </math:mfenced>
              <math:mo math:stretchy="false">≤</math:mo>
              <math:mfrac>
                <math:mrow>
                  <math:mn>2</math:mn>
                  <math:mi>E</math:mi>
                </math:mrow>
                <math:mi>V</math:mi>
              </math:mfrac>
            </math:mrow>
          </math:mrow>
        </math:mrow>
      </math:mstyle>
      <math:mrow/>
    </math:mrow>
    <math:annotation math:encoding="StarMath 5.0"> size 6{k left (G right ) &lt;= λ left (G right ) &lt;= δ left (G right ) &lt;=  {  {2E}  over  {V} } } {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!</math:mi>
      </math:mrow>
      <math:mrow>
        <math:msub>
          <math:mi>n</math:mi>
          <math:mn>1</math:mn>
        </math:msub>
        <math:mi>!</math:mi>
        <math:msub>
          <math:mi>n</math:mi>
          <math:mn>2</math:mn>
        </math:msub>
        <math:mi>!</math:mi>
        <math:mn>...</math:mn>
        <math:msub>
          <math:mi>n</math:mi>
          <math:mi>k</math:mi>
        </math:msub>
        <math:mi>!</math:mi>
      </math:mrow>
    </math:mfrac>
    <math:annotation math:encoding="StarMath 5.0">{n!} over {n_1! n_2! ... n_k!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table>
        <math:mtr>
          <math:mrow>
            <math:mrow>
              <math:mi>n</math:mi>
              <math:mo math:stretchy="false">+</math:mo>
              <math:mi>r</math:mi>
            </math:mrow>
            <math:mo math:stretchy="false">−</math:mo>
            <math:mn>1</math:mn>
          </math:mrow>
        </math:mtr>
        <math:mtr>
          <math:mi>r</math:mi>
        </math:mtr>
      </math:mtable>
    </math:mfenced>
    <math:annotation math:encoding="StarMath 5.0">left ( binom{n + r - 1}{r} right )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d</math:mi>
      <math:mrow>
        <math:mo math:stretchy="false">⌈</math:mo>
        <math:mrow>
          <math:msub>
            <math:mi>log</math:mi>
            <math:mn>2</math:mn>
          </math:msub>
          <math:mi>n</math:mi>
        </math:mrow>
        <math:mo math:stretchy="false">⌉</math:mo>
      </math:mrow>
    </math:mrow>
    <math:annotation math:encoding="StarMath 5.0">d lceil log_2 n rceil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italic">An</math:mi>
          <math:mrow>
            <math:msub>
              <math:mi>log</math:mi>
              <math:mn>2</math:mn>
            </math:msub>
            <math:mi>c</math:mi>
          </math:mrow>
        </math:msup>
        <math:mo math:stretchy="false">+</math:mo>
        <math:mfenced math:open="" math:close="">
          <math:mfrac>
            <math:mn>2d</math:mn>
            <math:mrow>
              <math:mn>2</math:mn>
              <math:mo math:stretchy="false">−</math:mo>
              <math:mi>c</math:mi>
            </math:mrow>
          </math:mfrac>
        </math:mfenced>
      </math:mrow>
      <math:mi>n</math:mi>
    </math:mrow>
    <math:annotation math:encoding="StarMath 5.0">An^{log_2 c} + left ( {2d} over {2 - c} right ) n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 math:fontstyle="italic">dn</math:mi>
      <math:mrow>
        <math:mo math:stretchy="false">(</math:mo>
        <math:mrow>
          <math:msub>
            <math:mi>log</math:mi>
            <math:mn>2</math:mn>
          </math:msub>
          <math:mrow>
            <math:mi>n</math:mi>
            <math:mo math:stretchy="false">+</math:mo>
            <math:mi>A</math:mi>
          </math:mrow>
        </math:mrow>
        <math:mo math:stretchy="false">)</math:mo>
      </math:mrow>
    </math:mrow>
    <math:annotation math:encoding="StarMath 5.0">dn(log_2 n + A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P</math:mi>
          <math:mrow>
            <math:mrow>
              <math:mo math:stretchy="false">(</math:mo>
              <math:mrow>
                <math:mi>n</math:mi>
                <math:mi>,</math:mi>
                <math:mi>n</math:mi>
              </math:mrow>
              <math:mo math:stretchy="false">)</math:mo>
            </math:mrow>
            <math:mo math:stretchy="false">=</math:mo>
            <math:mi>n</math:mi>
          </math:mrow>
          <math:mi>!</math:mi>
          <math:mi/>
        </math:mrow>
      </math:mtr>
      <math:mtr>
        <math:mrow>
          <math:mi>P</math:mi>
          <math:mrow>
            <math:mrow>
              <math:mo math:stretchy="false">(</math:mo>
              <math:mrow>
                <math:mi>n</math:mi>
                <math:mi>,</math:mi>
                <math:mi>r</math:mi>
              </math:mrow>
              <math:mo math:stretchy="false">)</math:mo>
            </math:mrow>
            <math:mo math:stretchy="false">=</math:mo>
            <math:mfrac>
              <math:mrow>
                <math:mi>n</math:mi>
                <math:mi>!</math:mi>
              </math:mrow>
              <math:mrow>
                <math:mrow>
                  <math:mo math:stretchy="false">(</math:mo>
                  <math:mrow>
                    <math:mi>n</math:mi>
                    <math:mo math:stretchy="false">−</math:mo>
                    <math:mi>r</math:mi>
                  </math:mrow>
                  <math:mo math:stretchy="false">)</math:mo>
                </math:mrow>
                <math:mi>!</math:mi>
              </math:mrow>
            </math:mfrac>
          </math:mrow>
        </math:mrow>
      </math:mtr>
    </math:mtable>
    <math:annotation math:encoding="StarMath 5.0">P(n,n) = n! ~newline
P(n,r) = {n!} over {(n-r)!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C</math:mi>
          <math:mrow>
            <math:mrow>
              <math:mrow>
                <math:mo math:stretchy="false">(</math:mo>
                <math:mrow>
                  <math:mi>n</math:mi>
                  <math:mi>,</math:mi>
                  <math:mi>r</math:mi>
                </math:mrow>
                <math:mo math:stretchy="false">)</math:mo>
              </math:mrow>
              <math:mo math:stretchy="false">=</math:mo>
              <math:mfenced math:open="" math:close="">
                <math:mtable>
                  <math:mtr>
                    <math:mi>n</math:mi>
                  </math:mtr>
                  <math:mtr>
                    <math:mi>r</math:mi>
                  </math:mtr>
                </math:mtable>
              </math:mfenced>
            </math:mrow>
            <math:mo math:stretchy="false">=</math:mo>
            <math:mfrac>
              <math:mrow>
                <math:mi>n</math:mi>
                <math:mi>!</math:mi>
              </math:mrow>
              <math:mrow>
                <math:mi>r</math:mi>
                <math:mi>!</math:mi>
                <math:mrow>
                  <math:mo math:stretchy="false">(</math:mo>
                  <math:mrow>
                    <math:mi>n</math:mi>
                    <math:mo math:stretchy="false">−</math:mo>
                    <math:mi>r</math:mi>
                  </math:mrow>
                  <math:mo math:stretchy="false">)</math:mo>
                </math:mrow>
                <math:mi>!</math:mi>
              </math:mrow>
            </math:mfrac>
          </math:mrow>
          <math:mi/>
        </math:mrow>
      </math:mtr>
      <math:mtr>
        <math:mrow>
          <math:mi>C</math:mi>
          <math:mrow>
            <math:mrow>
              <math:mo math:stretchy="false">(</math:mo>
              <math:mrow>
                <math:mi>n</math:mi>
                <math:mi>,</math:mi>
                <math:mi>r</math:mi>
              </math:mrow>
              <math:mo math:stretchy="false">)</math:mo>
            </math:mrow>
            <math:mo math:stretchy="false">=</math:mo>
            <math:mi>C</math:mi>
          </math:mrow>
          <math:mrow>
            <math:mo math:stretchy="false">(</math:mo>
            <math:mrow>
              <math:mi>n</math:mi>
              <math:mi>,</math:mi>
              <math:mrow>
                <math:mi>n</math:mi>
                <math:mo math:stretchy="false">−</math:mo>
                <math:mi>r</math:mi>
              </math:mrow>
            </math:mrow>
            <math:mo math:stretchy="false">)</math:mo>
          </math:mrow>
        </math:mrow>
      </math:mtr>
    </math:mtable>
    <math:annotation math:encoding="StarMath 5.0">C(n,r) = left ( binom{n}{r} right ) = {n!} over {r!(n-r)!} ~newline
C(n, r) = C(n, n-r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i>n</math:mi>
            </math:mtr>
            <math:mtr>
              <math:mi>r</math:mi>
            </math:mtr>
          </math:mtable>
        </math:mfenced>
        <math:mo math:stretchy="false">=</math:mo>
        <math:mfrac>
          <math:mrow>
            <math:mi>n</math:mi>
            <math:mi>!</math:mi>
          </math:mrow>
          <math:mrow>
            <math:mi>r</math:mi>
            <math:mi>!</math:mi>
            <math:mrow>
              <math:mo math:stretchy="false">(</math:mo>
              <math:mrow>
                <math:mi>n</math:mi>
                <math:mo math:stretchy="false">−</math:mo>
                <math:mi>r</math:mi>
              </math:mrow>
              <math:mo math:stretchy="false">)</math:mo>
            </math:mrow>
            <math:mi>!</math:mi>
          </math:mrow>
        </math:mfrac>
      </math:mrow>
      <math:mo math:stretchy="false">=</math:mo>
      <math:mfrac>
        <math:mrow>
          <math:mi>n</math:mi>
          <math:mrow>
            <math:mrow>
              <math:mrow>
                <math:mo math:stretchy="false">(</math:mo>
                <math:mrow>
                  <math:mi>n</math:mi>
                  <math:mo math:stretchy="false">−</math:mo>
                  <math:mn>1</math:mn>
                </math:mrow>
                <math:mo math:stretchy="false">)</math:mo>
              </math:mrow>
              <math:mo math:stretchy="false">⋅</math:mo>
              <math:mn>...</math:mn>
            </math:mrow>
            <math:mo math:stretchy="false">⋅</math:mo>
            <math:mrow>
              <math:mo math:stretchy="false">(</math:mo>
              <math:mrow>
                <math:mrow>
                  <math:mi>n</math:mi>
                  <math:mo math:stretchy="false">−</math:mo>
                  <math:mi>r</math:mi>
                </math:mrow>
                <math:mo math:stretchy="false">+</math:mo>
                <math:mn>1</math:mn>
              </math:mrow>
              <math:mo math:stretchy="false">)</math:mo>
            </math:mrow>
          </math:mrow>
        </math:mrow>
        <math:mrow>
          <math:mi>r</math:mi>
          <math:mi>!</math:mi>
        </math:mrow>
      </math:mfrac>
    </math:mrow>
    <math:annotation math:encoding="StarMath 5.0">left ( binom{n}{r} right ) = {n!} over {r!(n-r)!} = {n(n-1) cdot ... cdot (n-r+1) } over {r!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tyle math:fontsize="6pt">
        <math:mrow>
          <math:mrow>
            <math:mrow>
              <math:mi>Δ</math:mi>
              <math:mo math:stretchy="false">≤</math:mo>
              <math:mi>X</math:mi>
            </math:mrow>
            <math:mo math:stretchy="false">≤</math:mo>
            <math:mrow>
              <math:mo math:stretchy="false">∣</math:mo>
              <math:mi>E</math:mi>
              <math:mo math:stretchy="false">∣</math:mo>
            </math:mrow>
          </math:mrow>
        </math:mrow>
      </math:mstyle>
      <math:mrow/>
    </math:mrow>
    <math:annotation math:encoding="StarMath 5.0"> size 6{Δ &lt;= X &lt;=  lline E rline } 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n</math:mi>
            <math:mi>,</math:mi>
            <math:msub>
              <math:mi>r</math:mi>
              <math:mn>1,</math:mn>
            </math:msub>
            <math:msub>
              <math:mi>r</math:mi>
              <math:mn>2,</math:mn>
            </math:msub>
            <math:mn>...</math:mn>
            <math:mi>,</math:mi>
            <math:msub>
              <math:mi>r</math:mi>
              <math:mi>m</math:mi>
            </math:msub>
          </math:mrow>
          <math:mo math:stretchy="false">)</math:mo>
        </math:mrow>
        <math:mo math:stretchy="false">=</math:mo>
        <math:mfrac>
          <math:mrow>
            <math:mi>n</math:mi>
            <math:mi>!</math:mi>
          </math:mrow>
          <math:mrow>
            <math:msub>
              <math:mi>r</math:mi>
              <math:mn>1</math:mn>
            </math:msub>
            <math:mi>!</math:mi>
            <math:msub>
              <math:mi>r</math:mi>
              <math:mn>2</math:mn>
            </math:msub>
            <math:mi>!</math:mi>
            <math:mn>...</math:mn>
            <math:msub>
              <math:mi>r</math:mi>
              <math:mi>m</math:mi>
            </math:msub>
            <math:mi>!</math:mi>
          </math:mrow>
        </math:mfrac>
      </math:mrow>
    </math:mrow>
    <math:annotation math:encoding="StarMath 5.0">P(n,r_1, r_2, ..., r_m) = {n!} over {r_1!r_2!...r_m!}</math:annotation>
  </math:semantics>
</math:math>
</file>